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wiss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</office:font-face-decls>
  <office:automatic-styles>
    <style:style style:name="Table1" style:family="table">
      <style:table-properties style:width="17.582cm" fo:margin-left="-0.381cm" table:align="left" style:writing-mode="lr-tb"/>
    </style:style>
    <style:style style:name="Table1.A" style:family="table-column">
      <style:table-column-properties style:column-width="7.668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313cm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Standard_20__28_user_29_">
      <style:paragraph-properties fo:text-align="center" style:justify-single-word="false"/>
    </style:style>
    <style:style style:name="P5" style:family="paragraph" style:parent-style-name="Standard_20__28_user_29_">
      <style:paragraph-properties fo:text-align="center" style:justify-single-word="false"/>
      <style:text-properties fo:font-weight="bold" style:language-asian="ru" style:country-asian="RU" style:font-weight-asian="bold" style:font-size-complex="14pt" style:language-complex="ar" style:country-complex="SA"/>
    </style:style>
    <style:style style:name="P6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7" style:family="paragraph" style:parent-style-name="Standard_20__28_user_29_">
      <style:paragraph-properties fo:margin-left="0cm" fo:margin-right="0cm" fo:text-indent="0cm" style:auto-text-indent="false" style:snap-to-layout-grid="false"/>
      <style:text-properties style:font-size-complex="14pt"/>
    </style:style>
    <style:style style:name="P8" style:family="paragraph" style:parent-style-name="Standard_20__28_user_29_">
      <style:text-properties style:font-size-complex="14pt"/>
    </style:style>
    <style:style style:name="P9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/>
    </style:style>
    <style:style style:name="P10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11" style:family="paragraph" style:parent-style-name="Standard_20__28_user_29_">
      <style:text-properties style:language-asian="ru" style:country-asian="RU" style:language-complex="ar" style:country-complex="SA"/>
    </style:style>
    <style:style style:name="P12" style:family="paragraph" style:parent-style-name="Standard_20__28_user_29_">
      <style:paragraph-properties fo:text-align="center" style:justify-single-word="false"/>
      <style:text-properties fo:color="#000000" loext:opacity="100%" officeooo:rsid="001ce9b5" officeooo:paragraph-rsid="001ce9b5" style:font-size-complex="14pt"/>
    </style:style>
    <style:style style:name="P13" style:family="paragraph" style:parent-style-name="Standard_20__28_user_29_">
      <style:text-properties fo:color="#000000" loext:opacity="100%"/>
    </style:style>
    <style:style style:name="P14" style:family="paragraph" style:parent-style-name="Standard_20__28_user_29_">
      <style:text-properties fo:color="#000000" loext:opacity="100%" officeooo:paragraph-rsid="0028f497" style:language-asian="ru" style:country-asian="RU" style:font-size-complex="14pt" style:language-complex="ar" style:country-complex="SA"/>
    </style:style>
    <style:style style:name="P15" style:family="paragraph" style:parent-style-name="Standard_20__28_user_29_">
      <style:text-properties fo:color="#000000" loext:opacity="100%" officeooo:rsid="002aef71" officeooo:paragraph-rsid="002aef71" style:language-asian="ru" style:country-asian="RU" style:font-size-complex="14pt" style:language-complex="ar" style:country-complex="SA"/>
    </style:style>
    <style:style style:name="P16" style:family="paragraph" style:parent-style-name="Standard_20__28_user_29_">
      <style:text-properties fo:color="#000000" loext:opacity="100%" officeooo:rsid="002aef71" officeooo:paragraph-rsid="002fd836" style:language-asian="ru" style:country-asian="RU" style:font-size-complex="14pt" style:language-complex="ar" style:country-complex="SA"/>
    </style:style>
    <style:style style:name="P17" style:family="paragraph" style:parent-style-name="Standard_20__28_user_29_">
      <style:text-properties fo:color="#000000" loext:opacity="100%" officeooo:rsid="00304756" officeooo:paragraph-rsid="00304756" style:language-asian="ru" style:country-asian="RU" style:font-size-complex="14pt" style:language-complex="ar" style:country-complex="SA"/>
    </style:style>
    <style:style style:name="P18" style:family="paragraph" style:parent-style-name="Standard_20__28_user_29_">
      <style:text-properties fo:color="#000000" loext:opacity="100%" officeooo:rsid="00322275" officeooo:paragraph-rsid="003655fc" style:language-asian="ru" style:country-asian="RU" style:font-size-complex="14pt" style:language-complex="ar" style:country-complex="SA"/>
    </style:style>
    <style:style style:name="P19" style:family="paragraph" style:parent-style-name="Standard_20__28_user_29_">
      <style:text-properties fo:color="#000000" loext:opacity="100%" officeooo:rsid="0033e04a" officeooo:paragraph-rsid="0033e04a" style:language-asian="ru" style:country-asian="RU" style:font-size-complex="14pt" style:language-complex="ar" style:country-complex="SA"/>
    </style:style>
    <style:style style:name="P20" style:family="paragraph" style:parent-style-name="Standard_20__28_user_29_">
      <style:text-properties fo:color="#000000" loext:opacity="100%" officeooo:rsid="0036988e" officeooo:paragraph-rsid="0036988e" style:language-asian="ru" style:country-asian="RU" style:font-size-complex="14pt" style:language-complex="ar" style:country-complex="SA"/>
    </style:style>
    <style:style style:name="P21" style:family="paragraph" style:parent-style-name="Standard_20__28_user_29_">
      <style:text-properties fo:color="#000000" loext:opacity="100%" officeooo:rsid="003be88f" officeooo:paragraph-rsid="003be88f" style:language-asian="ru" style:country-asian="RU" style:font-size-complex="14pt" style:language-complex="ar" style:country-complex="SA"/>
    </style:style>
    <style:style style:name="P22" style:family="paragraph" style:parent-style-name="Standard_20__28_user_29_">
      <style:text-properties fo:color="#000000" loext:opacity="100%" officeooo:rsid="003e4c87" officeooo:paragraph-rsid="003e4c87"/>
    </style:style>
    <style:style style:name="P23" style:family="paragraph" style:parent-style-name="Standard_20__28_user_29_">
      <style:text-properties officeooo:paragraph-rsid="00442993"/>
    </style:style>
    <style:style style:name="P24" style:family="paragraph" style:parent-style-name="Text_20_body_20__28_user_29_">
      <style:text-properties fo:color="#ff0000" loext:opacity="100%"/>
    </style:style>
    <style:style style:name="P25" style:family="paragraph" style:parent-style-name="Text_20_body_20__28_user_29_">
      <style:text-properties fo:color="#000000" loext:opacity="100%" officeooo:rsid="001ce9b5" officeooo:paragraph-rsid="001ce9b5"/>
    </style:style>
    <style:style style:name="P26" style:family="paragraph" style:parent-style-name="Text_20_body_20__28_user_29_">
      <style:text-properties fo:color="#000000" loext:opacity="100%"/>
    </style:style>
    <style:style style:name="P27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28" style:family="paragraph" style:parent-style-name="Листинг">
      <style:text-properties fo:color="#000000" loext:opacity="100%"/>
    </style:style>
    <style:style style:name="P29" style:family="paragraph" style:parent-style-name="Листинг">
      <style:text-properties fo:color="#000000" loext:opacity="100%" officeooo:paragraph-rsid="00442993"/>
    </style:style>
    <style:style style:name="P30" style:family="paragraph" style:parent-style-name="Листинг">
      <style:text-properties fo:color="#000000" loext:opacity="100%" fo:font-weight="normal" officeooo:paragraph-rsid="00442993" style:font-weight-asian="normal" style:font-weight-complex="normal"/>
    </style:style>
    <style:style style:name="T1" style:family="text">
      <style:text-properties fo:font-weight="bold" style:language-asian="ru" style:country-asian="RU" style:font-weight-asian="bold" style:font-size-complex="14pt" style:language-complex="ar" style:country-complex="SA"/>
    </style:style>
    <style:style style:name="T2" style:family="text">
      <style:text-properties fo:text-transform="uppercase" style:font-size-complex="14pt" style:font-weight-complex="bold"/>
    </style:style>
    <style:style style:name="T3" style:family="text">
      <style:text-properties style:font-size-complex="14pt"/>
    </style:style>
    <style:style style:name="T4" style:family="text">
      <style:text-properties style:language-asian="ru" style:country-asian="RU" style:font-size-complex="14pt" style:language-complex="ar" style:country-complex="SA"/>
    </style:style>
    <style:style style:name="T5" style:family="text">
      <style:text-properties style:language-asian="ru" style:country-asian="RU" style:font-size-complex="14pt" style:language-complex="ar" style:country-complex="SA" style:font-weight-complex="bold"/>
    </style:style>
    <style:style style:name="T6" style:family="text">
      <style:text-properties officeooo:rsid="001bc320" style:language-asian="ru" style:country-asian="RU" style:font-size-complex="14pt" style:language-complex="ar" style:country-complex="SA" style:font-weight-complex="bold"/>
    </style:style>
    <style:style style:name="T7" style:family="text">
      <style:text-properties officeooo:rsid="004368f5" style:language-asian="ru" style:country-asian="RU" style:font-size-complex="14pt" style:language-complex="ar" style:country-complex="SA"/>
    </style:style>
    <style:style style:name="T8" style:family="text">
      <style:text-properties style:language-asian="ru" style:country-asian="RU" style:language-complex="ar" style:country-complex="SA"/>
    </style:style>
    <style:style style:name="T9" style:family="text">
      <style:text-properties fo:color="#ff0000" loext:opacity="100%" fo:font-weight="bold" style:language-asian="ru" style:country-asian="RU" style:font-weight-asian="bold" style:font-size-complex="14pt" style:language-complex="ar" style:country-complex="SA"/>
    </style:style>
    <style:style style:name="T10" style:family="text">
      <style:text-properties fo:color="#000000" loext:opacity="100%" fo:font-weight="bold" style:language-asian="ru" style:country-asian="RU" style:font-weight-asian="bold" style:font-size-complex="14pt" style:language-complex="ar" style:country-complex="SA"/>
    </style:style>
    <style:style style:name="T11" style:family="text">
      <style:text-properties fo:color="#000000" loext:opacity="100%" fo:font-weight="bold" officeooo:rsid="001ce9b5" style:language-asian="ru" style:country-asian="RU" style:font-weight-asian="bold" style:font-size-complex="14pt" style:language-complex="ar" style:country-complex="SA"/>
    </style:style>
    <style:style style:name="T12" style:family="text">
      <style:text-properties fo:color="#000000" loext:opacity="100%" officeooo:rsid="001ce9b5" style:font-size-complex="14pt"/>
    </style:style>
    <style:style style:name="T13" style:family="text">
      <style:text-properties fo:font-variant="normal" fo:text-transform="none" style:language-asian="ru" style:country-asian="RU" style:font-size-complex="14pt" style:language-complex="ar" style:country-complex="SA" style:font-weight-complex="bold"/>
    </style:style>
    <style:style style:name="T14" style:family="text">
      <style:text-properties fo:font-variant="normal" fo:text-transform="none" fo:color="#000000" loext:opacity="100%" officeooo:rsid="001ce9b5" style:language-asian="ru" style:country-asian="RU" style:font-size-complex="14pt" style:language-complex="ar" style:country-complex="SA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2b89d2" style:font-style-asian="italic" style:font-style-complex="italic"/>
    </style:style>
    <style:style style:name="T17" style:family="text">
      <style:text-properties fo:font-style="italic" officeooo:rsid="002d57bd" style:font-style-asian="italic" style:font-style-complex="italic"/>
    </style:style>
    <style:style style:name="T18" style:family="text">
      <style:text-properties fo:font-style="italic" officeooo:rsid="002ee3e0" style:font-style-asian="italic" style:font-style-complex="italic"/>
    </style:style>
    <style:style style:name="T19" style:family="text">
      <style:text-properties fo:font-style="italic" officeooo:rsid="002fd836" style:font-style-asian="italic" style:font-style-complex="italic"/>
    </style:style>
    <style:style style:name="T20" style:family="text">
      <style:text-properties fo:font-style="italic" officeooo:rsid="00375235" style:font-style-asian="italic" style:font-style-complex="italic"/>
    </style:style>
    <style:style style:name="T21" style:family="text">
      <style:text-properties fo:font-style="italic" officeooo:rsid="0038ec4b" style:font-style-asian="italic" style:font-style-complex="italic"/>
    </style:style>
    <style:style style:name="T22" style:family="text">
      <style:text-properties fo:font-style="italic" officeooo:rsid="003a96c6" style:font-style-asian="italic" style:font-style-complex="italic"/>
    </style:style>
    <style:style style:name="T23" style:family="text">
      <style:text-properties fo:font-style="italic" style:language-asian="ru" style:country-asian="RU" style:font-style-asian="italic" style:font-size-complex="14pt" style:language-complex="ar" style:country-complex="SA" style:font-style-complex="italic"/>
    </style:style>
    <style:style style:name="T24" style:family="text">
      <style:text-properties fo:font-style="italic" style:language-asian="ru" style:country-asian="RU" style:font-style-asian="italic" style:language-complex="ar" style:country-complex="SA" style:font-style-complex="italic"/>
    </style:style>
    <style:style style:name="T25" style:family="text">
      <style:text-properties fo:language="en" fo:country="US" officeooo:rsid="00442993"/>
    </style:style>
    <style:style style:name="T26" style:family="text">
      <style:text-properties fo:language="en" fo:country="US" officeooo:rsid="004701eb"/>
    </style:style>
    <style:style style:name="T27" style:family="text">
      <style:text-properties fo:language="en" fo:country="US" officeooo:rsid="0048c765"/>
    </style:style>
    <style:style style:name="T28" style:family="text">
      <style:text-properties fo:language="en" fo:country="US" officeooo:rsid="004a86c8"/>
    </style:style>
    <style:style style:name="T29" style:family="text">
      <style:text-properties fo:language="en" fo:country="US" officeooo:rsid="004c7b52"/>
    </style:style>
    <style:style style:name="T30" style:family="text">
      <style:text-properties fo:language="en" fo:country="US" officeooo:rsid="004d4049"/>
    </style:style>
    <style:style style:name="T31" style:family="text">
      <style:text-properties fo:language="en" fo:country="US" officeooo:rsid="005028d4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2bcc35" style:font-style-asian="normal" style:font-style-complex="normal"/>
    </style:style>
    <style:style style:name="T34" style:family="text">
      <style:text-properties fo:font-style="normal" officeooo:rsid="002d57bd" style:font-style-asian="normal" style:font-style-complex="normal"/>
    </style:style>
    <style:style style:name="T35" style:family="text">
      <style:text-properties fo:font-style="normal" officeooo:rsid="002ee3e0" style:font-style-asian="normal" style:font-style-complex="normal"/>
    </style:style>
    <style:style style:name="T36" style:family="text">
      <style:text-properties fo:font-style="normal" officeooo:rsid="002fd836" style:font-style-asian="normal" style:font-style-complex="normal"/>
    </style:style>
    <style:style style:name="T37" style:family="text">
      <style:text-properties fo:font-style="normal" officeooo:rsid="003127ac" style:font-style-asian="normal" style:font-style-complex="normal"/>
    </style:style>
    <style:style style:name="T38" style:family="text">
      <style:text-properties fo:font-style="normal" officeooo:rsid="00322275" style:font-style-asian="normal" style:font-style-complex="normal"/>
    </style:style>
    <style:style style:name="T39" style:family="text">
      <style:text-properties fo:font-style="normal" officeooo:rsid="0033e04a" style:font-style-asian="normal" style:font-style-complex="normal"/>
    </style:style>
    <style:style style:name="T40" style:family="text">
      <style:text-properties fo:font-style="normal" officeooo:rsid="00350816" style:font-style-asian="normal" style:font-style-complex="normal"/>
    </style:style>
    <style:style style:name="T41" style:family="text">
      <style:text-properties fo:font-style="normal" officeooo:rsid="003655fc" style:font-style-asian="normal" style:font-style-complex="normal"/>
    </style:style>
    <style:style style:name="T42" style:family="text">
      <style:text-properties fo:font-style="normal" officeooo:rsid="00375235" style:font-style-asian="normal" style:font-style-complex="normal"/>
    </style:style>
    <style:style style:name="T43" style:family="text">
      <style:text-properties fo:font-style="normal" officeooo:rsid="0038ec4b" style:font-style-asian="normal" style:font-style-complex="normal"/>
    </style:style>
    <style:style style:name="T44" style:family="text">
      <style:text-properties fo:font-style="normal" officeooo:rsid="003a96c6" style:font-style-asian="normal" style:font-style-complex="normal"/>
    </style:style>
    <style:style style:name="T45" style:family="text">
      <style:text-properties officeooo:rsid="00200028"/>
    </style:style>
    <style:style style:name="T46" style:family="text">
      <style:text-properties style:font-name="DejaVu Sans" officeooo:rsid="0028819d" style:font-name-asian="Times New Roman" style:language-asian="ru" style:country-asian="RU" style:font-name-complex="Times New Roman" style:language-complex="ar" style:country-complex="SA"/>
    </style:style>
    <style:style style:name="T47" style:family="text">
      <style:text-properties style:font-name="DejaVu Sans" fo:font-style="normal" officeooo:rsid="0028819d" style:font-name-asian="Times New Roman" style:font-style-asian="normal" style:font-name-complex="Times New Roman" style:font-style-complex="normal"/>
    </style:style>
    <style:style style:name="T48" style:family="text">
      <style:text-properties style:font-name="DejaVu Sans" fo:font-style="normal" officeooo:rsid="0033e04a" style:font-name-asian="Times New Roman" style:font-style-asian="normal" style:font-name-complex="Times New Roman" style:font-style-complex="normal"/>
    </style:style>
    <style:style style:name="T49" style:family="text">
      <style:text-properties officeooo:rsid="002b89d2"/>
    </style:style>
    <style:style style:name="T50" style:family="text">
      <style:text-properties officeooo:rsid="00442993"/>
    </style:style>
    <style:style style:name="T51" style:family="text">
      <style:text-properties officeooo:rsid="0044fec3"/>
    </style:style>
    <style:style style:name="T52" style:family="text">
      <style:text-properties fo:color="#798384" loext:opacity="100%" style:font-name="JetBrains Mono" fo:font-size="10pt" fo:font-style="normal" fo:font-weight="normal" style:font-size-asian="10pt" style:font-style-asian="normal" style:font-weight-asian="normal"/>
    </style:style>
    <style:style style:name="T53" style:family="text">
      <style:text-properties officeooo:rsid="004701eb"/>
    </style:style>
    <style:style style:name="T54" style:family="text">
      <style:text-properties officeooo:rsid="0048c765"/>
    </style:style>
    <style:style style:name="T55" style:family="text">
      <style:text-properties officeooo:rsid="004a86c8"/>
    </style:style>
    <style:style style:name="T56" style:family="text">
      <style:text-properties officeooo:rsid="004c7b52"/>
    </style:style>
    <style:style style:name="T57" style:family="text">
      <style:text-properties officeooo:rsid="004d4049"/>
    </style:style>
    <style:style style:name="T58" style:family="text">
      <style:text-properties officeooo:rsid="005028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6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5">Кафедра МО ЭВМ</text:p>
      <text:p text:style-name="P6"/>
      <text:p text:style-name="P6"/>
      <text:p text:style-name="P9"/>
      <text:p text:style-name="P9"/>
      <text:p text:style-name="P9"/>
      <text:p text:style-name="P9"/>
      <text:p text:style-name="P9"/>
      <text:p text:style-name="P27"><text:span text:style-name="Book_20_Title"><text:span text:style-name="T2">отчет</text:span></text:span></text:p>
      <text:p text:style-name="P4"><text:span text:style-name="T1">по лабораторной работе</text:span><text:span text:style-name="T9"> </text:span><text:span text:style-name="T10">№1</text:span></text:p>
      <text:p text:style-name="P4"><text:span text:style-name="T1">по дисциплине </text:span><text:span text:style-name="T10">«</text:span><text:span text:style-name="T11">Web-технологии</text:span><text:span text:style-name="T10">»</text:span></text:p>
      <text:p text:style-name="P4"><text:span text:style-name="Book_20_Title"><text:span text:style-name="T13">Тема: </text:span></text:span><text:span text:style-name="Book_20_Title"><text:span text:style-name="T14">Тетрис на JavaScript</text:span></text:span></text:p>
      <text:p text:style-name="P9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_20__28_user_29_"><text:span text:style-name="T3">Студент гр. </text:span><text:span text:style-name="T12">1304</text:span>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12">Стародубов М.В.</text:p>
          </table:table-cell>
        </table:table-row>
        <table:table-row table:style-name="Table1.1">
          <table:table-cell table:style-name="Table1.A1" office:value-type="string">
            <text:p text:style-name="P8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12">Беляев С.А.</text:p>
          </table:table-cell>
        </table:table-row>
      </table:table>
      <text:p text:style-name="P10"/>
      <text:p text:style-name="P10"/>
      <text:p text:style-name="P10">Санкт-Петербург</text:p>
      <text:p text:style-name="P4"><text:span text:style-name="T5">202</text:span><text:span text:style-name="T6">3</text:span></text:p>
      <text:h text:style-name="P3" text:outline-level="2">Цель работы.</text:h>
      <text:p text:style-name="P25"><text:span text:style-name="T45">И</text:span>зучение работы <text:span text:style-name="T15">web</text:span>-сервера nginx со статическими файлами и создание клиентских <text:span text:style-name="T15">JavaScript</text:span> <text:span text:style-name="T15">web</text:span>-приложений.</text:p>
      <text:p text:style-name="P24"/>
      <text:h text:style-name="Heading_20_2" text:outline-level="2">Задание.</text:h>
      <text:p text:style-name="P13"><text:span text:style-name="T8">Необходимо создать </text:span><text:span text:style-name="T24">web</text:span><text:span text:style-name="T8">-приложение – игру в тетрис. Основные требования:</text:span></text:p>
      <text:p text:style-name="P13"><text:span text:style-name="T8">– сервер – </text:span><text:span text:style-name="T24">nginx</text:span><text:span text:style-name="T8">, протокол взаимодействия – </text:span><text:span text:style-name="T24">HTTPS </text:span><text:span text:style-name="T8">версии не ниже 2.0;</text:span></text:p>
      <text:p text:style-name="P13"><text:span text:style-name="T8">– отображается страница для ввода имени пользователя с использованием</text:span></text:p>
      <text:p text:style-name="P13"><text:span text:style-name="T24">HTML</text:span><text:span text:style-name="T8">-элементов &lt;</text:span><text:span text:style-name="T24">input</text:span><text:span text:style-name="T8">&gt;;</text:span></text:p>
      <text:p text:style-name="P13"><text:span text:style-name="T8">– статическая страница отображает «стакан» для тетриса с использованием </text:span><text:span text:style-name="T24">HTML</text:span><text:span text:style-name="T8">-элемента &lt;</text:span><text:span text:style-name="T24">canvas</text:span><text:span text:style-name="T8">&gt;, элемент &lt;</text:span><text:span text:style-name="T24">div</text:span><text:span text:style-name="T8">&gt; используется для отображения следующей фигуры, отображается имя пользователя;</text:span></text:p>
      <text:p text:style-name="P13"><text:span text:style-name="T8">– фигуры в игре – классические фигуры тетриса (7 шт. тетрамино);</text:span></text:p>
      <text:p text:style-name="P13"><text:span text:style-name="T8">– случайным образом генерируется фигура и начинает падать в «стакан» (описание правил см., например, </text:span><text:span text:style-name="T24">https://ru.wikipedia.org/wiki/Тетрис</text:span><text:span text:style-name="T8">);</text:span></text:p>
      <text:p text:style-name="P13"><text:span text:style-name="T8">– пользователь имеет возможность двигать фигуру влево и вправо, повернуть на 90</text:span><text:span text:style-name="T46">°</text:span><text:span text:style-name="T8"> и «уронить»;</text:span></text:p>
      <text:p text:style-name="P13"><text:span text:style-name="T8">– если собралась целая «строка», она должна исчезнуть;</text:span></text:p>
      <text:p text:style-name="P13"><text:span text:style-name="T8">– при наборе некоторого заданного числа очков увеличивается уровень, что заключается в увеличении скорости игры;</text:span></text:p>
      <text:p text:style-name="P13"><text:span text:style-name="T8">– пользователь проигрывает, когда стакан «заполняется», после чего ему отображается локальная таблица рекордов;</text:span></text:p>
      <text:p text:style-name="P13"><text:span text:style-name="T8">– вся логика приложения написана на </text:span><text:span text:style-name="T24">JavaScript</text:span><text:span text:style-name="T8">.</text:span></text:p>
      <text:p text:style-name="P11"/>
      <text:h text:style-name="Heading_20_2" text:outline-level="2">Выполнение работы.</text:h>
      <text:p text:style-name="P15">Исходный код приложения приведен в приложении А.</text:p>
      <text:p text:style-name="P16">На странице <text:span text:style-name="T15">index.html</text:span> расположена форма, содержащая поле ввода имети пользователя и кнопку начала игры. <text:span text:style-name="T49">Кнопка является неактивной, когда поля ввода не заполнено. После нажатия на кнопку введенное в поле ввода имя </text:span><text:soft-page-break/><text:span text:style-name="T49">пользователя сохраняется в локальное хранилище и происходит переход на страницу </text:span><text:span text:style-name="T16">main.html. </text:span></text:p>
      <text:p text:style-name="P16"><text:span text:style-name="T36">В файле </text:span><text:span text:style-name="T19">main.html</text:span><text:span text:style-name="T36"> c</text:span><text:span text:style-name="T33"> помо</text:span><text:span text:style-name="T34">щью элемента </text:span><text:span text:style-name="T17">canvas </text:span><text:span text:style-name="T34"><text:s/></text:span><text:span text:style-name="T35">на странице отображается «стакан», в котором падают тетр</text:span><text:span text:style-name="T38">а</text:span><text:span text:style-name="T35">мино, имя пользователя, </text:span><text:span text:style-name="T36">текущий счет</text:span><text:span text:style-name="T35">, а также элементы </text:span><text:span text:style-name="T18">div</text:span><text:span text:style-name="T35">, в которых отображается </text:span><text:span text:style-name="T36">следующая и сохраненная фигуры.</text:span></text:p>
      <text:p text:style-name="P19"><text:span text:style-name="T32">Реализован набор классов, каждый из которых хранит информацию о конкретном тетрамино.</text:span></text:p>
      <text:p text:style-name="P17"><text:span text:style-name="T36">Д</text:span><text:span text:style-name="T32">ля хранения данных игры реализован класс </text:span><text:span text:style-name="T15">TetrisData</text:span><text:span text:style-name="T32">. </text:span><text:span text:style-name="T37">В данном классе расположены поля, хранящие информацию о высоте и ширине игрового поля («стакана»), двумерный массив игрового поля, текущее, следующее и сохраненное тетр</text:span><text:span text:style-name="T38">а</text:span><text:span text:style-name="T37">мино, позиция текущего тетрамино и его «тени», а также информация для подсчета очков (общее число собранных рядов, текущий уровень и общее число очков).</text:span></text:p>
      <text:p text:style-name="P18"><text:span text:style-name="T37">Д</text:span><text:span text:style-name="T32">ля взаимодействия с данными реализован класс </text:span><text:span text:style-name="T15">TetrisModel, </text:span><text:span text:style-name="T39">реализующий методы, позволяющие перемещать текушее тетрамино в «стакане» в стороны, вниз, а также «уронить» его в самый низ </text:span><text:span text:style-name="T40">или повернуть его на 90</text:span><text:span text:style-name="T47">°</text:span><text:span text:style-name="T48"> </text:span><text:span text:style-name="T40">по часовой стрелке, или против часовой стрелки.</text:span><text:span text:style-name="T39"> Реализован метод, производящий проверку позиции текущего тетрамино, возвращающий истинное логическое значение, если текущее тетрамино не выходит за границы «стакана», и элементы текущего тетрамино не находятся поверх элементов тетрамино, расположенных в стакане, </text:span><text:span text:style-name="T41">если после изменения положения текущей фигуры данный метод возвращает ложное значение, то данное изменение отменяется</text:span><text:span text:style-name="T39">. </text:span><text:span text:style-name="T41">Для автоматического падения тетрамино используестя метод,</text:span><text:span text:style-name="T40"> позволяющий запустить таймер вызова функции падения текущего тетрамино. </text:span><text:span text:style-name="T41">Когда текущее тетрамино не может совершить движение вниз, вызывается темод, присваивающий текущие позиции элементов тетрамино на соответствующие позиции «стакана», после чего вызываются методы, позволяющие удалить с поля собранные ряды и подсчитать полученное число очков. Для получения объекта случайного тетрамино и нахождения позиции «тени» текущего тетримино также реализованы соответствующие методы. </text:span><text:span text:style-name="T42">Если </text:span><text:soft-page-break/><text:span text:style-name="T42">стакан заполнен, то вызывается метод завершения игры, реализующий запись текущего счета в общую таблицу рекордов и совершающий переход на страницу </text:span><text:span text:style-name="T20">score.html</text:span><text:span text:style-name="T42">.</text:span></text:p>
      <text:p text:style-name="P20"><text:span text:style-name="T40">Д</text:span><text:span text:style-name="T32">ля отрисовки сохраненных данных игры реализован класс </text:span><text:span text:style-name="T15">TetrisView</text:span><text:span text:style-name="T32">. </text:span><text:span text:style-name="T43">Для обновления отображаемой информации используется метод </text:span><text:span text:style-name="T21">update. </text:span><text:span text:style-name="T44">Для отображения содержимого «стакана», текущего тетрамино и его «тени» на элементе </text:span><text:span text:style-name="T22">canvas </text:span><text:span text:style-name="T44">происходит отрисовка изображений соответствующих элементов тетрамино. Отрисовка следующего и сохраненного тетрамино происходит с помощью 4-х элементов </text:span><text:span text:style-name="T22">div, </text:span><text:span text:style-name="T44">которые в зависимости от типа тетрамино изменяют свое положение и стиль.</text:span></text:p>
      <text:p text:style-name="P21"><text:span text:style-name="T36">С</text:span><text:span text:style-name="T32">охранение текущего рекуорда происходит с помощью локального хранилища. В локальном хранилище по ключу </text:span><text:span text:style-name="T15">tetris.score_table </text:span><text:span text:style-name="T32">в виде </text:span><text:span text:style-name="T15">JSON</text:span><text:span text:style-name="T32">’а хранится массив структур, содержащих поля </text:span><text:span text:style-name="T15">name</text:span><text:span text:style-name="T32"> и </text:span><text:span text:style-name="T15">score</text:span><text:span text:style-name="T32">.</text:span></text:p>
      <text:p text:style-name="P14"><text:span text:style-name="T4"/></text:p>
      <text:h text:style-name="Heading_20_2" text:outline-level="2">Выводы.</text:h>
      <text:p text:style-name="P22"><text:span text:style-name="T4">В ходе выполнения работы было изучено, как настроить </text:span><text:span text:style-name="T23">web</text:span><text:span text:style-name="T4">-сервер </text:span><text:span text:style-name="T23">nginx</text:span><text:span text:style-name="T4">, изучены основы языка программирвоания </text:span><text:span text:style-name="T23">JavaScript</text:span><text:span text:style-name="T4">, а также язык гипертекстовой разметки </text:span><text:span text:style-name="T23">HTML</text:span><text:span text:style-name="T4"> и каскадной таблицы стилей </text:span><text:span text:style-name="T23">CSS</text:span><text:span text:style-name="T4">. </text:span><text:span text:style-name="T7">С использование полученных знаний реализована игра тетрис.</text:span></text:p>
      <text:p text:style-name="P26"/>
      <text:h text:style-name="P2" text:outline-level="1">Приложение А<text:line-break/>Исходный код программы</text:h>
      <text:p text:style-name="Text_20_body_20__28_user_29_"/>
      <text:p text:style-name="Standard_20__28_user_29_">Название файла: <text:span text:style-name="T25">config.nginx</text:span></text:p>
      <text:p text:style-name="P28">server</text:p>
      <text:p text:style-name="P28">{</text:p>
      <text:p text:style-name="P28"><text:s text:c="4"/>listen 8443 ssl http2;</text:p>
      <text:p text:style-name="P28"/>
      <text:p text:style-name="P28"><text:s text:c="4"/>server_name testdomain.localhost www.testdomain.localhost;</text:p>
      <text:p text:style-name="P28"/>
      <text:p text:style-name="P28"><text:s text:c="4"/>ssl_certificate /etc/ssl/certs/testdomain.localhost.crt;</text:p>
      <text:p text:style-name="P28"><text:s text:c="4"/>ssl_certificate_key /etc/ssl/private/testdomain.localhost.key;</text:p>
      <text:p text:style-name="P28"/>
      <text:p text:style-name="P28"><text:s text:c="4"/>location /</text:p>
      <text:p text:style-name="P28"><text:s text:c="4"/>{</text:p>
      <text:p text:style-name="P28"><text:s text:c="8"/>root /home/zephyro/LETI/web-technologies/lab/lab-1/src;</text:p>
      <text:p text:style-name="P28"><text:s text:c="8"/>index index.html;</text:p>
      <text:p text:style-name="P28"><text:s text:c="4"/>}</text:p>
      <text:p text:style-name="P28">}</text:p>
      <text:p text:style-name="P28"/>
      <text:p text:style-name="P23">Название файла: <text:span text:style-name="T50">index</text:span><text:span text:style-name="T25">.html</text:span></text:p>
      <text:p text:style-name="P30">&lt;!DOCTYPE html&gt;</text:p>
      <text:p text:style-name="P30">&lt;html lang="en"&gt;</text:p>
      <text:p text:style-name="P30">&lt;head&gt;</text:p>
      <text:p text:style-name="P30"><text:s text:c="4"/>&lt;meta charset="UTF-8"&gt;</text:p>
      <text:p text:style-name="P30"><text:s text:c="4"/>&lt;link rel="stylesheet" href="styles.css"&gt;</text:p>
      <text:p text:style-name="P30"><text:s text:c="4"/>&lt;title&gt;Tetris&lt;/title&gt;</text:p>
      <text:p text:style-name="P30"><text:s text:c="4"/>&lt;script src="preview_script.js" type="module"&gt;&lt;/script&gt;</text:p>
      <text:p text:style-name="P30">&lt;/head&gt;</text:p>
      <text:p text:style-name="P30">&lt;body&gt;</text:p>
      <text:p text:style-name="P30">&lt;div class="preview"&gt;</text:p>
      <text:p text:style-name="P30"><text:s text:c="4"/>&lt;img src="assets/images/preview-picture.png" alt="Tetris" width="800px" height="549px"&gt;</text:p>
      <text:p text:style-name="P30"><text:s text:c="4"/>&lt;form id="form" action="main.html" method="get"&gt;</text:p>
      <text:p text:style-name="P30"><text:s text:c="8"/>&lt;br&gt;&lt;br&gt;</text:p>
      <text:p text:style-name="P30"><text:s text:c="8"/>&lt;label&gt;</text:p>
      <text:p text:style-name="P30"><text:s text:c="12"/>&lt;input class="username_input" id="username" placeholder="Enter your username..."&gt;</text:p>
      <text:p text:style-name="P30"><text:s text:c="8"/>&lt;/label&gt;</text:p>
      <text:p text:style-name="P30"><text:s text:c="8"/>&lt;br&gt;&lt;br&gt;</text:p>
      <text:p text:style-name="P30"><text:s text:c="8"/>&lt;input class="start_button" disabled="disabled" id="start_button" type="submit" value="&gt;START"&gt;</text:p>
      <text:p text:style-name="P30"><text:s text:c="4"/>&lt;/form&gt;</text:p>
      <text:p text:style-name="P30">&lt;/div&gt;</text:p>
      <text:p text:style-name="P30">&lt;/body&gt;</text:p>
      <text:p text:style-name="P30">&lt;/html&gt;</text:p>
      <text:p text:style-name="P29"/>
      <text:p text:style-name="P23">Название файла: <text:span text:style-name="T50">main</text:span><text:span text:style-name="T25">.html</text:span></text:p>
      <text:p text:style-name="P29">&lt;!DOCTYPE html&gt;</text:p>
      <text:p text:style-name="P29">&lt;html lang="en"&gt;</text:p>
      <text:p text:style-name="P29">&lt;head&gt;</text:p>
      <text:p text:style-name="P29"><text:s text:c="4"/>&lt;meta charset="UTF-8"&gt;</text:p>
      <text:p text:style-name="P29"><text:soft-page-break/><text:s text:c="4"/>&lt;link rel="stylesheet" href="styles.css"&gt;</text:p>
      <text:p text:style-name="P29"><text:s text:c="4"/>&lt;title&gt;Tetris&lt;/title&gt;</text:p>
      <text:p text:style-name="P29"><text:s text:c="4"/>&lt;script src="main_script.js" type="module"&gt;&lt;/script&gt;</text:p>
      <text:p text:style-name="P29">&lt;/head&gt;</text:p>
      <text:p text:style-name="P29">&lt;body&gt;</text:p>
      <text:p text:style-name="P29">&lt;div class="main"&gt;</text:p>
      <text:p text:style-name="P29"><text:s text:c="4"/>&lt;img src="assets/images/main-background.png" alt="Tetris" style="position: fixed; top: 0; left: 0; z-index: -1;"&gt;</text:p>
      <text:p text:style-name="P29"><text:s text:c="4"/>&lt;label&gt;</text:p>
      <text:p text:style-name="P29"><text:s text:c="8"/>&lt;input class="username" style="top: 47px; left: 560px;" id="username" disabled value=""&gt;</text:p>
      <text:p text:style-name="P29"><text:s text:c="4"/>&lt;/label&gt;</text:p>
      <text:p text:style-name="P29"><text:s text:c="4"/>&lt;div class="custom_text" style="top: 128px; left: 530px; width: 260px; text-align: right;" id="score"&gt;</text:p>
      <text:p text:style-name="P29"><text:s text:c="8"/>0</text:p>
      <text:p text:style-name="P29"><text:s text:c="4"/>&lt;/div&gt;</text:p>
      <text:p text:style-name="P29"><text:s text:c="4"/>&lt;div class="custom_text" style="top: 198px; left: 562px; width: 190px; text-align: center;"&gt;</text:p>
      <text:p text:style-name="P29"><text:s text:c="8"/>SAVED</text:p>
      <text:p text:style-name="P29"><text:s text:c="4"/>&lt;/div&gt;</text:p>
      <text:p text:style-name="P29"><text:s text:c="4"/>&lt;div class="custom_text" style="top: 462px; left: 562px; width: 190px; text-align: center;"&gt;</text:p>
      <text:p text:style-name="P29"><text:s text:c="8"/>NEXT</text:p>
      <text:p text:style-name="P29"><text:s text:c="4"/>&lt;/div&gt;</text:p>
      <text:p text:style-name="P29"><text:s text:c="4"/>&lt;canvas class="field" id="field"&gt;</text:p>
      <text:p text:style-name="P29"><text:s text:c="4"/>&lt;/canvas&gt;</text:p>
      <text:p text:style-name="P29"><text:s text:c="4"/>&lt;div class="tetromino_display" style="left: 575px; top:530px;" id="next"&gt;</text:p>
      <text:p text:style-name="P29"><text:s text:c="4"/>&lt;/div&gt;</text:p>
      <text:p text:style-name="P29"><text:s text:c="4"/>&lt;div class="tetromino_display" style="left: 575px; top:265px;" id="saved"&gt;</text:p>
      <text:p text:style-name="P29"><text:s text:c="4"/>&lt;/div&gt;</text:p>
      <text:p text:style-name="P29">&lt;/div&gt;</text:p>
      <text:p text:style-name="P29">&lt;/body&gt;</text:p>
      <text:p text:style-name="P29">&lt;/html&gt;</text:p>
      <text:p text:style-name="P29"/>
      <text:p text:style-name="P23">Название файла: <text:span text:style-name="T50">score</text:span><text:span text:style-name="T25">.html</text:span></text:p>
      <text:p text:style-name="P29">&lt;!DOCTYPE html&gt;</text:p>
      <text:p text:style-name="P29">&lt;html lang="en"&gt;</text:p>
      <text:p text:style-name="P29">&lt;head&gt;</text:p>
      <text:p text:style-name="P29"><text:s text:c="4"/>&lt;meta charset="UTF-8"&gt;</text:p>
      <text:p text:style-name="P29"><text:s text:c="4"/>&lt;link rel="stylesheet" href="styles.css"&gt;</text:p>
      <text:p text:style-name="P29"><text:s text:c="4"/>&lt;title&gt;Tetris&lt;/title&gt;</text:p>
      <text:p text:style-name="P29"><text:s text:c="4"/>&lt;script src="score_script.js" type="module"&gt;&lt;/script&gt;</text:p>
      <text:p text:style-name="P29">&lt;/head&gt;</text:p>
      <text:p text:style-name="P29">&lt;body&gt;</text:p>
      <text:p text:style-name="P29">&lt;div class="main"&gt;</text:p>
      <text:p text:style-name="P29"><text:s text:c="4"/>&lt;img src="assets/images/score-background.png" alt="Tetris" style="position: fixed; top: 0; left: 0; z-index: -1;"&gt;</text:p>
      <text:p text:style-name="P29"><text:s text:c="4"/>&lt;div class="custom_text"</text:p>
      <text:p text:style-name="P29"><text:s text:c="9"/>style="top: 85px; left: 205px; width: 350px; height: 40px; text-align: center; font-size: 50px;"&gt;</text:p>
      <text:p text:style-name="P29"><text:s text:c="8"/>TOP-SCORE</text:p>
      <text:p text:style-name="P29"><text:s text:c="4"/>&lt;/div&gt;</text:p>
      <text:p text:style-name="P29"><text:s text:c="4"/>&lt;div class="username" style="top: 630px; left: 285px; text-align: center;" id="restart"&gt;</text:p>
      <text:p text:style-name="P29"><text:s text:c="8"/>&gt;RESTART</text:p>
      <text:p text:style-name="P29"><text:soft-page-break/><text:s text:c="4"/>&lt;/div&gt;</text:p>
      <text:p text:style-name="P29"><text:s text:c="4"/>&lt;div class="score_digits"&gt;</text:p>
      <text:p text:style-name="P29"><text:s text:c="8"/>0</text:p>
      <text:p text:style-name="P29"><text:s text:c="4"/>&lt;/div&gt;</text:p>
      <text:p text:style-name="P29"><text:s text:c="4"/>&lt;div class="score_digits" style="top: 235px;"&gt;</text:p>
      <text:p text:style-name="P29"><text:s text:c="8"/>1</text:p>
      <text:p text:style-name="P29"><text:s text:c="4"/>&lt;/div&gt;</text:p>
      <text:p text:style-name="P29"><text:s text:c="4"/>&lt;div class="score_digits" style="top: 275px;"&gt;</text:p>
      <text:p text:style-name="P29"><text:s text:c="8"/>2</text:p>
      <text:p text:style-name="P29"><text:s text:c="4"/>&lt;/div&gt;</text:p>
      <text:p text:style-name="P29"><text:s text:c="4"/>&lt;div class="score_digits" style="top: 315px;"&gt;</text:p>
      <text:p text:style-name="P29"><text:s text:c="8"/>3</text:p>
      <text:p text:style-name="P29"><text:s text:c="4"/>&lt;/div&gt;</text:p>
      <text:p text:style-name="P29"><text:s text:c="4"/>&lt;div class="score_digits" style="top: 355px;"&gt;</text:p>
      <text:p text:style-name="P29"><text:s text:c="8"/>4</text:p>
      <text:p text:style-name="P29"><text:s text:c="4"/>&lt;/div&gt;</text:p>
      <text:p text:style-name="P29"><text:s text:c="4"/>&lt;div class="score_digits" style="top: 395px;"&gt;</text:p>
      <text:p text:style-name="P29"><text:s text:c="8"/>5</text:p>
      <text:p text:style-name="P29"><text:s text:c="4"/>&lt;/div&gt;</text:p>
      <text:p text:style-name="P29"><text:s text:c="4"/>&lt;div class="score_digits" style="top: 435px;"&gt;</text:p>
      <text:p text:style-name="P29"><text:s text:c="8"/>6</text:p>
      <text:p text:style-name="P29"><text:s text:c="4"/>&lt;/div&gt;</text:p>
      <text:p text:style-name="P29"><text:s text:c="4"/>&lt;div class="score_digits" style="top: 475px;"&gt;</text:p>
      <text:p text:style-name="P29"><text:s text:c="8"/>7</text:p>
      <text:p text:style-name="P29"><text:s text:c="4"/>&lt;/div&gt;</text:p>
      <text:p text:style-name="P29"><text:s text:c="4"/>&lt;div class="score_digits" style="top: 515px;"&gt;</text:p>
      <text:p text:style-name="P29"><text:s text:c="8"/>8</text:p>
      <text:p text:style-name="P29"><text:s text:c="4"/>&lt;/div&gt;</text:p>
      <text:p text:style-name="P29"><text:s text:c="4"/>&lt;div class="score_digits" style="top: 555px;"&gt;</text:p>
      <text:p text:style-name="P29"><text:s text:c="8"/>9</text:p>
      <text:p text:style-name="P29"><text:s text:c="4"/>&lt;/div&gt;</text:p>
      <text:p text:style-name="P29"><text:s text:c="4"/>&lt;div id="names"</text:p>
      <text:p text:style-name="P29"><text:s text:c="9"/>style=" position: fixed; top: 195px; left: 160px; width: 265px; height: 410px;"&gt;</text:p>
      <text:p text:style-name="P29"><text:s text:c="4"/>&lt;/div&gt;</text:p>
      <text:p text:style-name="P29"><text:s text:c="4"/>&lt;div id="scores"</text:p>
      <text:p text:style-name="P29"><text:s text:c="9"/>style=" position: fixed; top: 195px; left: 450px; width: 265px; height: 410px;"&gt;</text:p>
      <text:p text:style-name="P29"><text:s text:c="4"/>&lt;/div&gt;</text:p>
      <text:p text:style-name="P29">&lt;/div&gt;</text:p>
      <text:p text:style-name="P29">&lt;/body&gt;</text:p>
      <text:p text:style-name="P29">&lt;/html&gt;</text:p>
      <text:p text:style-name="P29"/>
      <text:p text:style-name="P23">Название файла: <text:span text:style-name="T51">styles.css</text:span></text:p>
      <text:p text:style-name="P29">@font-face</text:p>
      <text:p text:style-name="P29">{</text:p>
      <text:p text:style-name="P29"><text:s text:c="4"/>font-family: "Half Bold Pixel-7";</text:p>
      <text:p text:style-name="P29"><text:s text:c="4"/>src: local("Half Bold Pixel-7"), url("assets/fonts/half_bold_pixel-7.ttf");</text:p>
      <text:p text:style-name="P29">}</text:p>
      <text:p text:style-name="P29"/>
      <text:p text:style-name="P29">.preview</text:p>
      <text:p text:style-name="P29">{</text:p>
      <text:p text:style-name="P29"><text:s text:c="4"/>position: absolute;</text:p>
      <text:p text:style-name="P29"><text:s text:c="4"/>top: 50%;</text:p>
      <text:p text:style-name="P29"><text:s text:c="4"/>left: 50%;</text:p>
      <text:p text:style-name="P29"><text:s text:c="4"/>transform: translate(-50%, -50%);</text:p>
      <text:p text:style-name="P29"><text:soft-page-break/><text:s text:c="4"/>text-align: center;</text:p>
      <text:p text:style-name="P29"><text:s text:c="4"/>background-color: #8cad28;</text:p>
      <text:p text:style-name="P29"><text:s text:c="4"/>color: #214231;</text:p>
      <text:p text:style-name="P29"><text:s text:c="4"/>font-family: "Half Bold Pixel-7", monospace;</text:p>
      <text:p text:style-name="P29"><text:s text:c="4"/>width: 800px;</text:p>
      <text:p text:style-name="P29"><text:s text:c="4"/>height: 720px;</text:p>
      <text:p text:style-name="P29"><text:s text:c="4"/>outline: 10px solid;</text:p>
      <text:p text:style-name="P29"><text:s text:c="4"/>border-radius: 5px;</text:p>
      <text:p text:style-name="P29">}</text:p>
      <text:p text:style-name="P29"/>
      <text:p text:style-name="P29">.start_button</text:p>
      <text:p text:style-name="P29">{</text:p>
      <text:p text:style-name="P29"><text:s text:c="4"/>text-align: center;</text:p>
      <text:p text:style-name="P29"><text:s text:c="4"/>width: 110px;</text:p>
      <text:p text:style-name="P29"><text:s text:c="4"/>height: 25px;</text:p>
      <text:p text:style-name="P29"><text:s text:c="4"/>color: #214231;</text:p>
      <text:p text:style-name="P29"><text:s text:c="4"/>font-size: 25px;</text:p>
      <text:p text:style-name="P29"><text:s text:c="4"/>font-family: "Half Bold Pixel-7", monospace;</text:p>
      <text:p text:style-name="P29"><text:s text:c="4"/>border: 0;</text:p>
      <text:p text:style-name="P29"><text:s text:c="4"/>background-color: #8cad28;</text:p>
      <text:p text:style-name="P29">}</text:p>
      <text:p text:style-name="P29"/>
      <text:p text:style-name="P29">.start_button:hover</text:p>
      <text:p text:style-name="P29">{</text:p>
      <text:p text:style-name="P29"><text:s text:c="4"/>color: #597926;</text:p>
      <text:p text:style-name="P29">}</text:p>
      <text:p text:style-name="P29"/>
      <text:p text:style-name="P29">.start_button:active</text:p>
      <text:p text:style-name="P29">{</text:p>
      <text:p text:style-name="P29"><text:s text:c="4"/>color: #597926;</text:p>
      <text:p text:style-name="P29">}</text:p>
      <text:p text:style-name="P29"/>
      <text:p text:style-name="P29">.start_button:disabled</text:p>
      <text:p text:style-name="P29">{</text:p>
      <text:p text:style-name="P29"><text:s text:c="4"/>color: #597926;</text:p>
      <text:p text:style-name="P29">}</text:p>
      <text:p text:style-name="P29"/>
      <text:p text:style-name="P29">.username_input</text:p>
      <text:p text:style-name="P29">{</text:p>
      <text:p text:style-name="P29"><text:s text:c="4"/>background-color: #8cad28;</text:p>
      <text:p text:style-name="P29"><text:s text:c="4"/>font-size: 25px;</text:p>
      <text:p text:style-name="P29"><text:s text:c="4"/>color: #214231;</text:p>
      <text:p text:style-name="P29"><text:s text:c="4"/>font-family: "Half Bold Pixel-7", monospace;</text:p>
      <text:p text:style-name="P29"><text:s text:c="4"/>border-bottom-width: 3px;</text:p>
      <text:p text:style-name="P29"><text:s text:c="4"/>border-bottom-color: #597926;</text:p>
      <text:p text:style-name="P29"><text:s text:c="4"/>border-left: 0;</text:p>
      <text:p text:style-name="P29"><text:s text:c="4"/>border-right: 0;</text:p>
      <text:p text:style-name="P29"><text:s text:c="4"/>border-top: 0;</text:p>
      <text:p text:style-name="P29">}</text:p>
      <text:p text:style-name="P29"/>
      <text:p text:style-name="P29">.main</text:p>
      <text:p text:style-name="P29">{</text:p>
      <text:p text:style-name="P29"><text:s text:c="4"/>position: absolute;</text:p>
      <text:p text:style-name="P29"><text:s text:c="4"/>top: 50%;</text:p>
      <text:p text:style-name="P29"><text:s text:c="4"/>left: 50%;</text:p>
      <text:p text:style-name="P29"><text:s text:c="4"/>transform: translate(-50%, -50%);</text:p>
      <text:p text:style-name="P29"><text:s text:c="4"/>text-align: center;</text:p>
      <text:p text:style-name="P29"><text:s text:c="4"/>background-color: #214231;</text:p>
      <text:p text:style-name="P29"><text:soft-page-break/><text:s text:c="4"/>color: #214231;</text:p>
      <text:p text:style-name="P29"><text:s text:c="4"/>font-family: "Half Bold Pixel-7", monospace;</text:p>
      <text:p text:style-name="P29"><text:s text:c="4"/>width: 800px;</text:p>
      <text:p text:style-name="P29"><text:s text:c="4"/>height: 720px;</text:p>
      <text:p text:style-name="P29"><text:s text:c="4"/>outline: 10px solid;</text:p>
      <text:p text:style-name="P29"><text:s text:c="4"/>border-radius: 5px;</text:p>
      <text:p text:style-name="P29">}</text:p>
      <text:p text:style-name="P29"/>
      <text:p text:style-name="P29">.username</text:p>
      <text:p text:style-name="P29">{</text:p>
      <text:p text:style-name="P29"><text:s text:c="4"/>position: fixed;</text:p>
      <text:p text:style-name="P29"><text:s text:c="4"/>text-align: center;</text:p>
      <text:p text:style-name="P29"><text:s text:c="4"/>width: 191px;</text:p>
      <text:p text:style-name="P29"><text:s text:c="4"/>height: 25px;</text:p>
      <text:p text:style-name="P29"><text:s text:c="4"/>color: #214231;</text:p>
      <text:p text:style-name="P29"><text:s text:c="4"/>font-size: 30px;</text:p>
      <text:p text:style-name="P29"><text:s text:c="4"/>font-family: "Half Bold Pixel-7", monospace;</text:p>
      <text:p text:style-name="P29"><text:s text:c="4"/>border: 0;</text:p>
      <text:p text:style-name="P29"><text:s text:c="4"/>background-color: #8cad28;</text:p>
      <text:p text:style-name="P29">}</text:p>
      <text:p text:style-name="P29"/>
      <text:p text:style-name="P29">.username:hover</text:p>
      <text:p text:style-name="P29">{</text:p>
      <text:p text:style-name="P29"><text:s text:c="4"/>color: #597926;</text:p>
      <text:p text:style-name="P29">}</text:p>
      <text:p text:style-name="P29"/>
      <text:p text:style-name="P29">.username:active</text:p>
      <text:p text:style-name="P29">{</text:p>
      <text:p text:style-name="P29"><text:s text:c="4"/>color: #597926;</text:p>
      <text:p text:style-name="P29">}</text:p>
      <text:p text:style-name="P29"/>
      <text:p text:style-name="P29">.custom_text</text:p>
      <text:p text:style-name="P29">{</text:p>
      <text:p text:style-name="P29"><text:s text:c="4"/>position: fixed;</text:p>
      <text:p text:style-name="P29"><text:s text:c="4"/>text-align: center;</text:p>
      <text:p text:style-name="P29"><text:s text:c="4"/>width: 191px;</text:p>
      <text:p text:style-name="P29"><text:s text:c="4"/>height: 25px;</text:p>
      <text:p text:style-name="P29"><text:s text:c="4"/>color: #214231;</text:p>
      <text:p text:style-name="P29"><text:s text:c="4"/>font-size: 30px;</text:p>
      <text:p text:style-name="P29"><text:s text:c="4"/>font-family: "Half Bold Pixel-7", monospace;</text:p>
      <text:p text:style-name="P29"><text:s text:c="4"/>border: 0;</text:p>
      <text:p text:style-name="P29"><text:s text:c="4"/>background-color: #8cad28;</text:p>
      <text:p text:style-name="P29">}</text:p>
      <text:p text:style-name="P29"/>
      <text:p text:style-name="P29">.field</text:p>
      <text:p text:style-name="P29">{</text:p>
      <text:p text:style-name="P29"><text:s text:c="4"/>position: fixed;</text:p>
      <text:p text:style-name="P29"><text:s text:c="4"/>left: 80px;</text:p>
      <text:p text:style-name="P29"><text:s text:c="4"/>width: 400px;</text:p>
      <text:p text:style-name="P29"><text:s text:c="4"/>height: 720px;</text:p>
      <text:p text:style-name="P29">}</text:p>
      <text:p text:style-name="P29"/>
      <text:p text:style-name="P29">.empty_cell</text:p>
      <text:p text:style-name="P29">{</text:p>
      <text:p text:style-name="P29"><text:s text:c="4"/>position: absolute;</text:p>
      <text:p text:style-name="P29"><text:s text:c="4"/>width: 40px;</text:p>
      <text:p text:style-name="P29"><text:s text:c="4"/>height: 40px;</text:p>
      <text:p text:style-name="P29">}</text:p>
      <text:p text:style-name="P29"><text:soft-page-break/></text:p>
      <text:p text:style-name="P29">.tetromino_display</text:p>
      <text:p text:style-name="P29">{</text:p>
      <text:p text:style-name="P29"><text:s text:c="4"/>position: fixed;</text:p>
      <text:p text:style-name="P29"><text:s text:c="4"/>width: 165px;</text:p>
      <text:p text:style-name="P29"><text:s text:c="4"/>height: 165px;</text:p>
      <text:p text:style-name="P29">}</text:p>
      <text:p text:style-name="P29"/>
      <text:p text:style-name="P29">.tetromino_I</text:p>
      <text:p text:style-name="P29">{</text:p>
      <text:p text:style-name="P29"><text:s text:c="4"/>background-image: url("assets/images/tetromino-I.png");</text:p>
      <text:p text:style-name="P29"><text:s text:c="4"/>position: absolute;</text:p>
      <text:p text:style-name="P29"><text:s text:c="4"/>width: 40px;</text:p>
      <text:p text:style-name="P29"><text:s text:c="4"/>height: 40px;</text:p>
      <text:p text:style-name="P29">}</text:p>
      <text:p text:style-name="P29"/>
      <text:p text:style-name="P29">.tetromino_J</text:p>
      <text:p text:style-name="P29">{</text:p>
      <text:p text:style-name="P29"><text:s text:c="4"/>background-image: url("assets/images/tetromino-J.png");</text:p>
      <text:p text:style-name="P29"><text:s text:c="4"/>position: absolute;</text:p>
      <text:p text:style-name="P29"><text:s text:c="4"/>width: 40px;</text:p>
      <text:p text:style-name="P29"><text:s text:c="4"/>height: 40px;</text:p>
      <text:p text:style-name="P29">}</text:p>
      <text:p text:style-name="P29"/>
      <text:p text:style-name="P29">.tetromino_L</text:p>
      <text:p text:style-name="P29">{</text:p>
      <text:p text:style-name="P29"><text:s text:c="4"/>background-image: url("assets/images/tetromino-L.png");</text:p>
      <text:p text:style-name="P29"><text:s text:c="4"/>position: absolute;</text:p>
      <text:p text:style-name="P29"><text:s text:c="4"/>width: 40px;</text:p>
      <text:p text:style-name="P29"><text:s text:c="4"/>height: 40px;</text:p>
      <text:p text:style-name="P29">}</text:p>
      <text:p text:style-name="P29"/>
      <text:p text:style-name="P29">.tetromino_S</text:p>
      <text:p text:style-name="P29">{</text:p>
      <text:p text:style-name="P29"><text:s text:c="4"/>background-image: url("assets/images/tetromino-S.png");</text:p>
      <text:p text:style-name="P29"><text:s text:c="4"/>position: absolute;</text:p>
      <text:p text:style-name="P29"><text:s text:c="4"/>width: 40px;</text:p>
      <text:p text:style-name="P29"><text:s text:c="4"/>height: 40px;</text:p>
      <text:p text:style-name="P29">}</text:p>
      <text:p text:style-name="P29"/>
      <text:p text:style-name="P29">.tetromino_Z</text:p>
      <text:p text:style-name="P29">{</text:p>
      <text:p text:style-name="P29"><text:s text:c="4"/>background-image: url("assets/images/tetromino-Z.png");</text:p>
      <text:p text:style-name="P29"><text:s text:c="4"/>position: absolute;</text:p>
      <text:p text:style-name="P29"><text:s text:c="4"/>width: 40px;</text:p>
      <text:p text:style-name="P29"><text:s text:c="4"/>height: 40px;</text:p>
      <text:p text:style-name="P29">}</text:p>
      <text:p text:style-name="P29"/>
      <text:p text:style-name="P29">.tetromino_O</text:p>
      <text:p text:style-name="P29">{</text:p>
      <text:p text:style-name="P29"><text:s text:c="4"/>background-image: url("assets/images/tetromino-O.png");</text:p>
      <text:p text:style-name="P29"><text:s text:c="4"/>position: absolute;</text:p>
      <text:p text:style-name="P29"><text:s text:c="4"/>width: 40px;</text:p>
      <text:p text:style-name="P29"><text:s text:c="4"/>height: 40px;</text:p>
      <text:p text:style-name="P29">}</text:p>
      <text:p text:style-name="P29"/>
      <text:p text:style-name="P29">.tetromino_T</text:p>
      <text:p text:style-name="P29">{</text:p>
      <text:p text:style-name="P29"><text:soft-page-break/><text:s text:c="4"/>background-image: url("assets/images/tetromino-T.png");</text:p>
      <text:p text:style-name="P29"><text:s text:c="4"/>position: absolute;</text:p>
      <text:p text:style-name="P29"><text:s text:c="4"/>width: 40px;</text:p>
      <text:p text:style-name="P29"><text:s text:c="4"/>height: 40px;</text:p>
      <text:p text:style-name="P29">}</text:p>
      <text:p text:style-name="P29"/>
      <text:p text:style-name="P29">.score_digits</text:p>
      <text:p text:style-name="P29">{</text:p>
      <text:p text:style-name="P29"><text:s text:c="4"/>position: fixed;</text:p>
      <text:p text:style-name="P29"><text:s text:c="4"/>text-align: center;</text:p>
      <text:p text:style-name="P29"><text:s text:c="4"/>color: #214231;</text:p>
      <text:p text:style-name="P29"><text:s text:c="4"/>font-size: 30px;</text:p>
      <text:p text:style-name="P29"><text:s text:c="4"/>font-family: "Half Bold Pixel-7", monospace;</text:p>
      <text:p text:style-name="P29"><text:s text:c="4"/>border: 0;</text:p>
      <text:p text:style-name="P29"><text:s text:c="4"/>background-color: #8cad28;</text:p>
      <text:p text:style-name="P29"><text:s text:c="4"/>width: 80px;</text:p>
      <text:p text:style-name="P29"><text:s text:c="4"/>height: 40px;</text:p>
      <text:p text:style-name="P29"><text:s text:c="4"/>top: 195px;</text:p>
      <text:p text:style-name="P29"><text:s text:c="4"/>left: 60px;</text:p>
      <text:p text:style-name="P29">}</text:p>
      <text:p text:style-name="P29"/>
      <text:p text:style-name="P29">.name_text</text:p>
      <text:p text:style-name="P29">{</text:p>
      <text:p text:style-name="P29"><text:s text:c="4"/>position: relative;</text:p>
      <text:p text:style-name="P29"><text:s text:c="4"/>text-align: left;</text:p>
      <text:p text:style-name="P29"><text:s text:c="4"/>width: 265px;</text:p>
      <text:p text:style-name="P29"><text:s text:c="4"/>height: 40px;</text:p>
      <text:p text:style-name="P29"><text:s text:c="4"/>color: #214231;</text:p>
      <text:p text:style-name="P29"><text:s text:c="4"/>font-size: 30px;</text:p>
      <text:p text:style-name="P29"><text:s text:c="4"/>font-family: "Half Bold Pixel-7", monospace;</text:p>
      <text:p text:style-name="P29"><text:s text:c="4"/>border: 0;</text:p>
      <text:p text:style-name="P29"><text:s text:c="4"/>background-color: #8cad28;</text:p>
      <text:p text:style-name="P29">}</text:p>
      <text:p text:style-name="P29"/>
      <text:p text:style-name="P29">.score_text</text:p>
      <text:p text:style-name="P29">{</text:p>
      <text:p text:style-name="P29"><text:s text:c="4"/>position: relative;</text:p>
      <text:p text:style-name="P29"><text:s text:c="4"/>text-align: right;</text:p>
      <text:p text:style-name="P29"><text:s text:c="4"/>width: 265px;</text:p>
      <text:p text:style-name="P29"><text:s text:c="4"/>height: 40px;</text:p>
      <text:p text:style-name="P29"><text:s text:c="4"/>color: #214231;</text:p>
      <text:p text:style-name="P29"><text:s text:c="4"/>font-size: 30px;</text:p>
      <text:p text:style-name="P29"><text:s text:c="4"/>font-family: "Half Bold Pixel-7", monospace;</text:p>
      <text:p text:style-name="P29"><text:s text:c="4"/>border: 0;</text:p>
      <text:p text:style-name="P29"><text:s text:c="4"/>background-color: #8cad28;</text:p>
      <text:p text:style-name="P29">}</text:p>
      <text:p text:style-name="P29"/>
      <text:p text:style-name="P23">Название файла: <text:span text:style-name="T53">preview_script</text:span><text:span text:style-name="T25">.</text:span><text:span text:style-name="T26">js</text:span></text:p>
      <text:p text:style-name="P29">let username_element = document.getElementById("username")</text:p>
      <text:p text:style-name="P29">let start_button_element = document.getElementById("start_button")</text:p>
      <text:p text:style-name="P29">let form_element = document.getElementById("form")</text:p>
      <text:p text:style-name="P29"/>
      <text:p text:style-name="P29">username_element.addEventListener("input", checkUsernameInput)</text:p>
      <text:p text:style-name="P29">form_element.addEventListener("submit", saveUsername)</text:p>
      <text:p text:style-name="P29"/>
      <text:p text:style-name="P29">function checkUsernameInput(event)</text:p>
      <text:p text:style-name="P29">{</text:p>
      <text:p text:style-name="P29"><text:soft-page-break/><text:s text:c="4"/>if (username_element.value.length === 0)</text:p>
      <text:p text:style-name="P29"><text:s text:c="4"/>{</text:p>
      <text:p text:style-name="P29"><text:s text:c="8"/>start_button_element.setAttribute("disabled", "disable")</text:p>
      <text:p text:style-name="P29"><text:s text:c="4"/>} else</text:p>
      <text:p text:style-name="P29"><text:s text:c="4"/>{</text:p>
      <text:p text:style-name="P29"><text:s text:c="8"/>start_button_element.removeAttribute("disabled")</text:p>
      <text:p text:style-name="P29"><text:s text:c="4"/>}</text:p>
      <text:p text:style-name="P29">}</text:p>
      <text:p text:style-name="P29"/>
      <text:p text:style-name="P29">function saveUsername(event)</text:p>
      <text:p text:style-name="P29">{</text:p>
      <text:p text:style-name="P29"><text:s text:c="4"/>localStorage["tetris.username"] = username_element.value</text:p>
      <text:p text:style-name="P29"><text:s text:c="4"/>if (localStorage["tetris.score_table"] === undefined)</text:p>
      <text:p text:style-name="P29"><text:s text:c="4"/>{</text:p>
      <text:p text:style-name="P29"><text:s text:c="8"/>localStorage["tetris.score_table"] = JSON.stringify([])</text:p>
      <text:p text:style-name="P29"><text:s text:c="4"/>}</text:p>
      <text:p text:style-name="P29">}</text:p>
      <text:p text:style-name="P29"/>
      <text:p text:style-name="P23">Название файла: <text:span text:style-name="T53">main_script</text:span><text:span text:style-name="T25">.</text:span><text:span text:style-name="T26">js</text:span></text:p>
      <text:p text:style-name="P29">import {TetrisData} from "./TetrisData.js";</text:p>
      <text:p text:style-name="P29">import {TetrisView} from "./TetrisView.js";</text:p>
      <text:p text:style-name="P29">import {TetrisModel} from "./TetrisModel.js";</text:p>
      <text:p text:style-name="P29"/>
      <text:p text:style-name="P29">let username_element = document.getElementById("username")</text:p>
      <text:p text:style-name="P29">username_element.value = localStorage["tetris.username"]</text:p>
      <text:p text:style-name="P29"/>
      <text:p text:style-name="P29">let data = new TetrisData()</text:p>
      <text:p text:style-name="P29">let view = new TetrisView(data)</text:p>
      <text:p text:style-name="P29">let model = new TetrisModel(data, view)</text:p>
      <text:p text:style-name="P29"/>
      <text:p text:style-name="P29">document.addEventListener("keydown", proceedKeyDown)</text:p>
      <text:p text:style-name="P29"/>
      <text:p text:style-name="P29">function proceedKeyDown(event)</text:p>
      <text:p text:style-name="P29">{</text:p>
      <text:p text:style-name="P29"><text:s text:c="4"/>switch (event.key)</text:p>
      <text:p text:style-name="P29"><text:s text:c="4"/>{</text:p>
      <text:p text:style-name="P29"><text:s text:c="8"/>case 'k':</text:p>
      <text:p text:style-name="P29"><text:s text:c="8"/>case 'ArrowUp':</text:p>
      <text:p text:style-name="P29"><text:s text:c="12"/>model.dropCurrentTetromino()</text:p>
      <text:p text:style-name="P29"><text:s text:c="12"/>break</text:p>
      <text:p text:style-name="P29"><text:s text:c="8"/>case 'j':</text:p>
      <text:p text:style-name="P29"><text:s text:c="8"/>case 'ArrowDown':</text:p>
      <text:p text:style-name="P29"><text:s text:c="12"/>model.moveCurrentTetrominoDown()</text:p>
      <text:p text:style-name="P29"><text:s text:c="12"/>break</text:p>
      <text:p text:style-name="P29"><text:s text:c="8"/>case 'h':</text:p>
      <text:p text:style-name="P29"><text:s text:c="8"/>case 'ArrowLeft':</text:p>
      <text:p text:style-name="P29"><text:s text:c="12"/>model.moveCurrentTetrominoLeft()</text:p>
      <text:p text:style-name="P29"><text:s text:c="12"/>break</text:p>
      <text:p text:style-name="P29"><text:s text:c="8"/>case 'l':</text:p>
      <text:p text:style-name="P29"><text:s text:c="8"/>case 'ArrowRight':</text:p>
      <text:p text:style-name="P29"><text:s text:c="12"/>model.moveCurrentTetrominoRight()</text:p>
      <text:p text:style-name="P29"><text:s text:c="12"/>break</text:p>
      <text:p text:style-name="P29"><text:s text:c="8"/>case 'f':</text:p>
      <text:p text:style-name="P29"><text:s text:c="8"/>case ' ':</text:p>
      <text:p text:style-name="P29"><text:s text:c="12"/>model.rotateCurrentTetrominoRight()</text:p>
      <text:p text:style-name="P29"><text:s text:c="12"/>break</text:p>
      <text:p text:style-name="P29"><text:s text:c="8"/>case 'd':</text:p>
      <text:p text:style-name="P29"><text:soft-page-break/><text:s text:c="12"/>model.rotateCurrentTetrominoLeft()</text:p>
      <text:p text:style-name="P29"><text:s text:c="12"/>break</text:p>
      <text:p text:style-name="P29"><text:s text:c="8"/>case 'Shift':</text:p>
      <text:p text:style-name="P29"><text:s text:c="12"/>model.switchToSavedTetromino()</text:p>
      <text:p text:style-name="P29"><text:s text:c="12"/>break</text:p>
      <text:p text:style-name="P29"><text:s text:c="8"/>default:</text:p>
      <text:p text:style-name="P29"><text:s text:c="12"/>break;</text:p>
      <text:p text:style-name="P29"><text:s text:c="4"/>}</text:p>
      <text:p text:style-name="P29">}</text:p>
      <text:p text:style-name="P29"/>
      <text:p text:style-name="P23">Название файла: <text:span text:style-name="T54">TetrisData</text:span><text:span text:style-name="T25">.</text:span><text:span text:style-name="T27">js</text:span></text:p>
      <text:p text:style-name="P29">/* A class that implements data storage</text:p>
      <text:p text:style-name="P29"><text:s/>*/</text:p>
      <text:p text:style-name="P29">export class TetrisData</text:p>
      <text:p text:style-name="P29">{</text:p>
      <text:p text:style-name="P29"><text:s text:c="4"/>constructor()</text:p>
      <text:p text:style-name="P29"><text:s text:c="4"/>{</text:p>
      <text:p text:style-name="P29"><text:s text:c="8"/>this.field_width = 10</text:p>
      <text:p text:style-name="P29"><text:s text:c="8"/>this.field_height = 18</text:p>
      <text:p text:style-name="P29"><text:s text:c="8"/>this.field = new Array(this.field_height)</text:p>
      <text:p text:style-name="P29"><text:s text:c="8"/>for (let i = 0; i &lt; this.field_height; i++)</text:p>
      <text:p text:style-name="P29"><text:s text:c="8"/>{</text:p>
      <text:p text:style-name="P29"><text:s text:c="12"/>this.field[i] = new Array(this.field_width).fill("empty_cell")</text:p>
      <text:p text:style-name="P29"><text:s text:c="8"/>}</text:p>
      <text:p text:style-name="P29"><text:s text:c="8"/>this.next_tetromino = undefined</text:p>
      <text:p text:style-name="P29"><text:s text:c="8"/>this.saved_tetromino = undefined</text:p>
      <text:p text:style-name="P29"><text:s text:c="8"/>this.current_tetromino = undefined</text:p>
      <text:p text:style-name="P29"><text:s text:c="8"/>this.current_tetromino_position = {x: 0, y: 0}</text:p>
      <text:p text:style-name="P29"><text:s text:c="8"/>this.shadow_tetromino_position = {x: 0, y: 0}</text:p>
      <text:p text:style-name="P29"><text:s text:c="8"/>this.removed_rows_amount = 0</text:p>
      <text:p text:style-name="P29"><text:s text:c="8"/>this.level = 0</text:p>
      <text:p text:style-name="P29"><text:s text:c="8"/>this.score = 0</text:p>
      <text:p text:style-name="P29"><text:s text:c="4"/>}</text:p>
      <text:p text:style-name="P29">}</text:p>
      <text:p text:style-name="P29"/>
      <text:p text:style-name="P23">Название файла: <text:span text:style-name="T55">TetrisModel</text:span><text:span text:style-name="T25">.</text:span><text:span text:style-name="T28">js</text:span></text:p>
      <text:p text:style-name="P29">import {TetrominoI, TetrominoJ, TetrominoL, TetrominoO, TetrominoS, TetrominoT, TetrominoZ} from "./Tetromino.js";</text:p>
      <text:p text:style-name="P29"/>
      <text:p text:style-name="P29">const maximum_level = 20</text:p>
      <text:p text:style-name="P29">const different_tetromino_amount = 7</text:p>
      <text:p text:style-name="P29">const level_time_step = 50</text:p>
      <text:p text:style-name="P29"/>
      <text:p text:style-name="P29">/* A class that implements data changes in response to user requests</text:p>
      <text:p text:style-name="P29"><text:s/>*/</text:p>
      <text:p text:style-name="P29">export class TetrisModel</text:p>
      <text:p text:style-name="P29">{</text:p>
      <text:p text:style-name="P29"><text:s text:c="4"/>constructor(data, view)</text:p>
      <text:p text:style-name="P29"><text:s text:c="4"/>{</text:p>
      <text:p text:style-name="P29"><text:s text:c="8"/>this.data = data</text:p>
      <text:p text:style-name="P29"><text:s text:c="8"/>this.view = view</text:p>
      <text:p text:style-name="P29"><text:s text:c="8"/>this.data.current_tetromino = this.getRandomTetromino()</text:p>
      <text:p text:style-name="P29"><text:s text:c="8"/>this.data.next_tetromino = this.getRandomTetromino()</text:p>
      <text:p text:style-name="P29"><text:s text:c="8"/>this.save_allowed = true</text:p>
      <text:p text:style-name="P29"><text:soft-page-break/><text:s text:c="8"/>this.restartFallTimeout()</text:p>
      <text:p text:style-name="P29"><text:s text:c="8"/>this.calculateShadowTetrominoPosition()</text:p>
      <text:p text:style-name="P29"><text:s text:c="8"/>this.view.update()</text:p>
      <text:p text:style-name="P29"><text:s text:c="4"/>}</text:p>
      <text:p text:style-name="P29"/>
      <text:p text:style-name="P29"><text:s text:c="4"/>moveCurrentTetrominoDown()</text:p>
      <text:p text:style-name="P29"><text:s text:c="4"/>{</text:p>
      <text:p text:style-name="P29"><text:s text:c="8"/>this.restartFallTimeout()</text:p>
      <text:p text:style-name="P29"><text:s text:c="8"/>this.data.current_tetromino_position.y += 1</text:p>
      <text:p text:style-name="P29"><text:s text:c="8"/>if (!this.checkCurrentTetrominoPosition())</text:p>
      <text:p text:style-name="P29"><text:s text:c="8"/>{</text:p>
      <text:p text:style-name="P29"><text:s text:c="12"/>this.data.current_tetromino_position.y -= 1</text:p>
      <text:p text:style-name="P29"><text:s text:c="12"/>this.placeCurrentTetromino()</text:p>
      <text:p text:style-name="P29"><text:s text:c="12"/>this.switchToNextTetromino()</text:p>
      <text:p text:style-name="P29"><text:s text:c="8"/>}</text:p>
      <text:p text:style-name="P29"><text:s text:c="8"/>this.view.update()</text:p>
      <text:p text:style-name="P29"><text:s text:c="4"/>}</text:p>
      <text:p text:style-name="P29"/>
      <text:p text:style-name="P29"><text:s text:c="4"/>moveCurrentTetrominoRight()</text:p>
      <text:p text:style-name="P29"><text:s text:c="4"/>{</text:p>
      <text:p text:style-name="P29"><text:s text:c="8"/>this.data.current_tetromino_position.x += 1</text:p>
      <text:p text:style-name="P29"><text:s text:c="8"/>if (!this.checkCurrentTetrominoPosition())</text:p>
      <text:p text:style-name="P29"><text:s text:c="8"/>{</text:p>
      <text:p text:style-name="P29"><text:s text:c="12"/>this.data.current_tetromino_position.x -= 1</text:p>
      <text:p text:style-name="P29"><text:s text:c="8"/>}</text:p>
      <text:p text:style-name="P29"><text:s text:c="8"/>this.calculateShadowTetrominoPosition()</text:p>
      <text:p text:style-name="P29"><text:s text:c="8"/>this.view.update()</text:p>
      <text:p text:style-name="P29"><text:s text:c="4"/>}</text:p>
      <text:p text:style-name="P29"/>
      <text:p text:style-name="P29"><text:s text:c="4"/>moveCurrentTetrominoLeft()</text:p>
      <text:p text:style-name="P29"><text:s text:c="4"/>{</text:p>
      <text:p text:style-name="P29"><text:s text:c="8"/>this.data.current_tetromino_position.x -= 1</text:p>
      <text:p text:style-name="P29"><text:s text:c="8"/>if (!this.checkCurrentTetrominoPosition())</text:p>
      <text:p text:style-name="P29"><text:s text:c="8"/>{</text:p>
      <text:p text:style-name="P29"><text:s text:c="12"/>this.data.current_tetromino_position.x += 1</text:p>
      <text:p text:style-name="P29"><text:s text:c="8"/>}</text:p>
      <text:p text:style-name="P29"><text:s text:c="8"/>this.calculateShadowTetrominoPosition()</text:p>
      <text:p text:style-name="P29"><text:s text:c="8"/>this.view.update()</text:p>
      <text:p text:style-name="P29"><text:s text:c="4"/>}</text:p>
      <text:p text:style-name="P29"/>
      <text:p text:style-name="P29"><text:s text:c="4"/>checkCurrentTetrominoPosition()</text:p>
      <text:p text:style-name="P29"><text:s text:c="4"/>{</text:p>
      <text:p text:style-name="P29"><text:s text:c="8"/>for (let point of this.data.current_tetromino.current_state)</text:p>
      <text:p text:style-name="P29"><text:s text:c="8"/>{</text:p>
      <text:p text:style-name="P29"><text:s text:c="12"/>let x = point.x + this.data.current_tetromino_position.x</text:p>
      <text:p text:style-name="P29"><text:s text:c="12"/>let y = point.y + this.data.current_tetromino_position.y</text:p>
      <text:p text:style-name="P29"><text:s text:c="12"/>if (y &lt; 0 &amp;&amp; !(x &lt; 0 || x &gt;= this.data.field_width || y &gt;= this.data.field_height))</text:p>
      <text:p text:style-name="P29"><text:s text:c="12"/>{</text:p>
      <text:p text:style-name="P29"><text:s text:c="16"/>continue</text:p>
      <text:p text:style-name="P29"><text:s text:c="12"/>}</text:p>
      <text:p text:style-name="P29"><text:s text:c="12"/>if (x &lt; 0 || x &gt;= this.data.field_width || y &gt;= this.data.field_height ||</text:p>
      <text:p text:style-name="P29"><text:s text:c="16"/>this.data.field[y][x] !== "empty_cell")</text:p>
      <text:p text:style-name="P29"><text:s text:c="12"/>{</text:p>
      <text:p text:style-name="P29"><text:soft-page-break/><text:s text:c="16"/>return false</text:p>
      <text:p text:style-name="P29"><text:s text:c="12"/>}</text:p>
      <text:p text:style-name="P29"><text:s text:c="8"/>}</text:p>
      <text:p text:style-name="P29"><text:s text:c="8"/>return true</text:p>
      <text:p text:style-name="P29"><text:s text:c="4"/>}</text:p>
      <text:p text:style-name="P29"/>
      <text:p text:style-name="P29"><text:s text:c="4"/>getRandomTetromino()</text:p>
      <text:p text:style-name="P29"><text:s text:c="4"/>{</text:p>
      <text:p text:style-name="P29"><text:s text:c="8"/>switch (Math.floor(Math.random() * different_tetromino_amount))</text:p>
      <text:p text:style-name="P29"><text:s text:c="8"/>{</text:p>
      <text:p text:style-name="P29"><text:s text:c="12"/>case 0:</text:p>
      <text:p text:style-name="P29"><text:s text:c="16"/>return new TetrominoI()</text:p>
      <text:p text:style-name="P29"><text:s text:c="12"/>case 1:</text:p>
      <text:p text:style-name="P29"><text:s text:c="16"/>return new TetrominoJ()</text:p>
      <text:p text:style-name="P29"><text:s text:c="12"/>case 2:</text:p>
      <text:p text:style-name="P29"><text:s text:c="16"/>return new TetrominoL()</text:p>
      <text:p text:style-name="P29"><text:s text:c="12"/>case 3:</text:p>
      <text:p text:style-name="P29"><text:s text:c="16"/>return new TetrominoS()</text:p>
      <text:p text:style-name="P29"><text:s text:c="12"/>case 4:</text:p>
      <text:p text:style-name="P29"><text:s text:c="16"/>return new TetrominoZ()</text:p>
      <text:p text:style-name="P29"><text:s text:c="12"/>case 5:</text:p>
      <text:p text:style-name="P29"><text:s text:c="16"/>return new TetrominoO()</text:p>
      <text:p text:style-name="P29"><text:s text:c="12"/>case 6:</text:p>
      <text:p text:style-name="P29"><text:s text:c="16"/>return new TetrominoT()</text:p>
      <text:p text:style-name="P29"><text:s text:c="8"/>}</text:p>
      <text:p text:style-name="P29"><text:s text:c="4"/>}</text:p>
      <text:p text:style-name="P29"/>
      <text:p text:style-name="P29"><text:s text:c="4"/>restartFallTimeout(timeout = 1000 - level_time_step * this.data.level)</text:p>
      <text:p text:style-name="P29"><text:s text:c="4"/>{</text:p>
      <text:p text:style-name="P29"><text:s text:c="8"/>clearTimeout(this.timeout_id)</text:p>
      <text:p text:style-name="P29"><text:s text:c="8"/>this.timeout_id = setTimeout(() =&gt; this.moveCurrentTetrominoDown(), timeout)</text:p>
      <text:p text:style-name="P29"><text:s text:c="4"/>}</text:p>
      <text:p text:style-name="P29"/>
      <text:p text:style-name="P29"><text:s text:c="4"/>calculateShadowTetrominoPosition()</text:p>
      <text:p text:style-name="P29"><text:s text:c="4"/>{</text:p>
      <text:p text:style-name="P29"><text:s text:c="8"/>let temporary = {...this.data.current_tetromino_position}</text:p>
      <text:p text:style-name="P29"><text:s text:c="8"/>while (this.checkCurrentTetrominoPosition())</text:p>
      <text:p text:style-name="P29"><text:s text:c="8"/>{</text:p>
      <text:p text:style-name="P29"><text:s text:c="12"/>this.data.current_tetromino_position.y += 1</text:p>
      <text:p text:style-name="P29"><text:s text:c="8"/>}</text:p>
      <text:p text:style-name="P29"><text:s text:c="8"/>this.data.current_tetromino_position.y -= 1</text:p>
      <text:p text:style-name="P29"><text:s text:c="8"/>this.data.shadow_tetromino_position = this.data.current_tetromino_position</text:p>
      <text:p text:style-name="P29"><text:s text:c="8"/>this.data.current_tetromino_position = temporary</text:p>
      <text:p text:style-name="P29"><text:s text:c="4"/>}</text:p>
      <text:p text:style-name="P29"/>
      <text:p text:style-name="P29"><text:s text:c="4"/>dropCurrentTetromino()</text:p>
      <text:p text:style-name="P29"><text:s text:c="4"/>{</text:p>
      <text:p text:style-name="P29"><text:s text:c="8"/>this.restartFallTimeout()</text:p>
      <text:p text:style-name="P29"><text:s text:c="8"/>this.data.current_tetromino_position = this.data.shadow_tetromino_position</text:p>
      <text:p text:style-name="P29"><text:s text:c="8"/>this.placeCurrentTetromino()</text:p>
      <text:p text:style-name="P29"><text:s text:c="8"/>this.switchToNextTetromino()</text:p>
      <text:p text:style-name="P29"><text:s text:c="8"/>this.view.update()</text:p>
      <text:p text:style-name="P29"><text:s text:c="4"/>}</text:p>
      <text:p text:style-name="P29"><text:soft-page-break/></text:p>
      <text:p text:style-name="P29"><text:s text:c="4"/>placeCurrentTetromino()</text:p>
      <text:p text:style-name="P29"><text:s text:c="4"/>{</text:p>
      <text:p text:style-name="P29"><text:s text:c="8"/>this.save_allowed = true</text:p>
      <text:p text:style-name="P29"><text:s text:c="8"/>for (let point of this.data.current_tetromino.current_state)</text:p>
      <text:p text:style-name="P29"><text:s text:c="8"/>{</text:p>
      <text:p text:style-name="P29"><text:s text:c="12"/>let x = point.x + this.data.current_tetromino_position.x</text:p>
      <text:p text:style-name="P29"><text:s text:c="12"/>let y = point.y + this.data.current_tetromino_position.y</text:p>
      <text:p text:style-name="P29"><text:s text:c="12"/>this.data.field[y][x] = this.data.current_tetromino.name</text:p>
      <text:p text:style-name="P29"><text:s text:c="8"/>}</text:p>
      <text:p text:style-name="P29"><text:s text:c="8"/>this.removeCompleteRows()</text:p>
      <text:p text:style-name="P29"><text:s text:c="4"/>}</text:p>
      <text:p text:style-name="P29"/>
      <text:p text:style-name="P29"><text:s text:c="4"/>removeCompleteRows()</text:p>
      <text:p text:style-name="P29"><text:s text:c="4"/>{</text:p>
      <text:p text:style-name="P29"><text:s text:c="8"/>let i = 0</text:p>
      <text:p text:style-name="P29"><text:s text:c="8"/>let removed_rows_amount = 0</text:p>
      <text:p text:style-name="P29"><text:s text:c="8"/>while (i &lt; this.data.field_height)</text:p>
      <text:p text:style-name="P29"><text:s text:c="8"/>{</text:p>
      <text:p text:style-name="P29"><text:s text:c="12"/>let flag = false</text:p>
      <text:p text:style-name="P29"><text:s text:c="12"/>for (let j = 0; j &lt; this.data.field_width; j++)</text:p>
      <text:p text:style-name="P29"><text:s text:c="12"/>{</text:p>
      <text:p text:style-name="P29"><text:s text:c="16"/>flag = flag || this.data.field[i][j] === "empty_cell"</text:p>
      <text:p text:style-name="P29"><text:s text:c="12"/>}</text:p>
      <text:p text:style-name="P29"><text:s text:c="12"/>if (!flag)</text:p>
      <text:p text:style-name="P29"><text:s text:c="12"/>{</text:p>
      <text:p text:style-name="P29"><text:s text:c="16"/>removed_rows_amount += 1</text:p>
      <text:p text:style-name="P29"><text:s text:c="16"/>this.removeRow(i)</text:p>
      <text:p text:style-name="P29"><text:s text:c="12"/>}</text:p>
      <text:p text:style-name="P29"><text:s text:c="12"/>i += 1</text:p>
      <text:p text:style-name="P29"><text:s text:c="8"/>}</text:p>
      <text:p text:style-name="P29"><text:s text:c="8"/>this.calculateScore(removed_rows_amount)</text:p>
      <text:p text:style-name="P29"><text:s text:c="4"/>}</text:p>
      <text:p text:style-name="P29"/>
      <text:p text:style-name="P29"><text:s text:c="4"/>removeRow(remove_row_index)</text:p>
      <text:p text:style-name="P29"><text:s text:c="4"/>{</text:p>
      <text:p text:style-name="P29"><text:s text:c="8"/>let temporary = new Array(remove_row_index)</text:p>
      <text:p text:style-name="P29"><text:s text:c="8"/>for (let i = 0; i &lt; remove_row_index; i++)</text:p>
      <text:p text:style-name="P29"><text:s text:c="8"/>{</text:p>
      <text:p text:style-name="P29"><text:s text:c="12"/>temporary[i] = new Array(this.data.field_width)</text:p>
      <text:p text:style-name="P29"><text:s text:c="12"/>for (let j = 0; j &lt; this.data.field_width; j++)</text:p>
      <text:p text:style-name="P29"><text:s text:c="12"/>{</text:p>
      <text:p text:style-name="P29"><text:s text:c="16"/>temporary[i][j] = this.data.field[i][j]</text:p>
      <text:p text:style-name="P29"><text:s text:c="16"/>this.data.field[i][j] = "empty_cell"</text:p>
      <text:p text:style-name="P29"><text:s text:c="12"/>}</text:p>
      <text:p text:style-name="P29"><text:s text:c="8"/>}</text:p>
      <text:p text:style-name="P29"><text:s text:c="8"/>for (let i = 0; i &lt; remove_row_index; i++)</text:p>
      <text:p text:style-name="P29"><text:s text:c="8"/>{</text:p>
      <text:p text:style-name="P29"><text:s text:c="12"/>for (let j = 0; j &lt; this.data.field_width; j++)</text:p>
      <text:p text:style-name="P29"><text:s text:c="12"/>{</text:p>
      <text:p text:style-name="P29"><text:s text:c="16"/>this.data.field[i + 1][j] = temporary[i][j]</text:p>
      <text:p text:style-name="P29"><text:s text:c="12"/>}</text:p>
      <text:p text:style-name="P29"><text:s text:c="8"/>}</text:p>
      <text:p text:style-name="P29"><text:soft-page-break/><text:s text:c="4"/>}</text:p>
      <text:p text:style-name="P29"/>
      <text:p text:style-name="P29"><text:s text:c="4"/>calculateScore(removed_rows_amount)</text:p>
      <text:p text:style-name="P29"><text:s text:c="4"/>{</text:p>
      <text:p text:style-name="P29"><text:s text:c="8"/>let base = 0</text:p>
      <text:p text:style-name="P29"><text:s text:c="8"/>switch (removed_rows_amount)</text:p>
      <text:p text:style-name="P29"><text:s text:c="8"/>{</text:p>
      <text:p text:style-name="P29"><text:s text:c="12"/>case 1:</text:p>
      <text:p text:style-name="P29"><text:s text:c="16"/>base = 40</text:p>
      <text:p text:style-name="P29"><text:s text:c="16"/>break</text:p>
      <text:p text:style-name="P29"><text:s text:c="12"/>case 2:</text:p>
      <text:p text:style-name="P29"><text:s text:c="16"/>base = 100</text:p>
      <text:p text:style-name="P29"><text:s text:c="16"/>break</text:p>
      <text:p text:style-name="P29"><text:s text:c="12"/>case 3:</text:p>
      <text:p text:style-name="P29"><text:s text:c="16"/>base = 300</text:p>
      <text:p text:style-name="P29"><text:s text:c="16"/>break</text:p>
      <text:p text:style-name="P29"><text:s text:c="12"/>case 4:</text:p>
      <text:p text:style-name="P29"><text:s text:c="16"/>base = 1200</text:p>
      <text:p text:style-name="P29"><text:s text:c="16"/>break</text:p>
      <text:p text:style-name="P29"><text:s text:c="12"/>default:</text:p>
      <text:p text:style-name="P29"><text:s text:c="16"/>break</text:p>
      <text:p text:style-name="P29"><text:s text:c="8"/>}</text:p>
      <text:p text:style-name="P29"><text:s text:c="8"/>this.data.score += base * (this.data.level + 1)</text:p>
      <text:p text:style-name="P29"><text:s text:c="8"/>this.data.removed_rows_amount += removed_rows_amount</text:p>
      <text:p text:style-name="P29"><text:s text:c="8"/>// level increases every ten removed rows</text:p>
      <text:p text:style-name="P29"><text:s text:c="8"/>this.data.level = Math.min(Math.floor(this.data.removed_rows_amount / 10), maximum_level)</text:p>
      <text:p text:style-name="P29"><text:s text:c="4"/>}</text:p>
      <text:p text:style-name="P29"/>
      <text:p text:style-name="P29"><text:s text:c="4"/>switchToNextTetromino()</text:p>
      <text:p text:style-name="P29"><text:s text:c="4"/>{</text:p>
      <text:p text:style-name="P29"><text:s text:c="8"/>this.data.current_tetromino_position = {x: 0, y: 0}</text:p>
      <text:p text:style-name="P29"><text:s text:c="8"/>this.data.current_tetromino = this.data.next_tetromino</text:p>
      <text:p text:style-name="P29"><text:s text:c="8"/>this.data.next_tetromino = this.getRandomTetromino()</text:p>
      <text:p text:style-name="P29"><text:s text:c="8"/>if (!this.checkCurrentTetrominoPosition())</text:p>
      <text:p text:style-name="P29"><text:s text:c="8"/>{</text:p>
      <text:p text:style-name="P29"><text:s text:c="12"/>this.gameOver()</text:p>
      <text:p text:style-name="P29"><text:s text:c="8"/>}</text:p>
      <text:p text:style-name="P29"><text:s text:c="8"/>this.calculateShadowTetrominoPosition()</text:p>
      <text:p text:style-name="P29"><text:s text:c="4"/>}</text:p>
      <text:p text:style-name="P29"/>
      <text:p text:style-name="P29"><text:s text:c="4"/>switchToSavedTetromino()</text:p>
      <text:p text:style-name="P29"><text:s text:c="4"/>{</text:p>
      <text:p text:style-name="P29"><text:s text:c="8"/>if (!this.save_allowed)</text:p>
      <text:p text:style-name="P29"><text:s text:c="8"/>{</text:p>
      <text:p text:style-name="P29"><text:s text:c="12"/>return</text:p>
      <text:p text:style-name="P29"><text:s text:c="8"/>}</text:p>
      <text:p text:style-name="P29"><text:s text:c="8"/>this.save_allowed = false</text:p>
      <text:p text:style-name="P29"><text:s text:c="8"/>if (this.data.saved_tetromino === undefined)</text:p>
      <text:p text:style-name="P29"><text:s text:c="8"/>{</text:p>
      <text:p text:style-name="P29"><text:s text:c="12"/>this.data.saved_tetromino = this.data.current_tetromino</text:p>
      <text:p text:style-name="P29"><text:s text:c="12"/>this.switchToNextTetromino()</text:p>
      <text:p text:style-name="P29"><text:s text:c="12"/>this.view.update()</text:p>
      <text:p text:style-name="P29"><text:s text:c="12"/>return</text:p>
      <text:p text:style-name="P29"><text:s text:c="8"/>}</text:p>
      <text:p text:style-name="P29"><text:s text:c="8"/>this.data.current_tetromino_position = {x: 0, y: 0}</text:p>
      <text:p text:style-name="P29"><text:s text:c="8"/>let temporary = this.data.current_tetromino</text:p>
      <text:p text:style-name="P29"><text:s text:c="8"/>this.data.current_tetromino = this.data.saved_tetromino</text:p>
      <text:p text:style-name="P29"><text:soft-page-break/><text:s text:c="8"/>this.data.saved_tetromino = temporary</text:p>
      <text:p text:style-name="P29"><text:s text:c="8"/>this.calculateShadowTetrominoPosition()</text:p>
      <text:p text:style-name="P29"><text:s text:c="8"/>this.view.update()</text:p>
      <text:p text:style-name="P29"><text:s text:c="4"/>}</text:p>
      <text:p text:style-name="P29"/>
      <text:p text:style-name="P29"><text:s text:c="4"/>rotateCurrentTetrominoRight()</text:p>
      <text:p text:style-name="P29"><text:s text:c="4"/>{</text:p>
      <text:p text:style-name="P29"><text:s text:c="8"/>this.data.current_tetromino.rotateRight()</text:p>
      <text:p text:style-name="P29"><text:s text:c="8"/>if (!this.checkCurrentTetrominoPosition())</text:p>
      <text:p text:style-name="P29"><text:s text:c="8"/>{</text:p>
      <text:p text:style-name="P29"><text:s text:c="12"/>this.data.current_tetromino.rotateLeft()</text:p>
      <text:p text:style-name="P29"><text:s text:c="8"/>}</text:p>
      <text:p text:style-name="P29"><text:s text:c="8"/>this.calculateShadowTetrominoPosition()</text:p>
      <text:p text:style-name="P29"><text:s text:c="8"/>this.view.update()</text:p>
      <text:p text:style-name="P29"><text:s text:c="4"/>}</text:p>
      <text:p text:style-name="P29"/>
      <text:p text:style-name="P29"><text:s text:c="4"/>rotateCurrentTetrominoLeft()</text:p>
      <text:p text:style-name="P29"><text:s text:c="4"/>{</text:p>
      <text:p text:style-name="P29"><text:s text:c="8"/>this.data.current_tetromino.rotateLeft()</text:p>
      <text:p text:style-name="P29"><text:s text:c="8"/>if (!this.checkCurrentTetrominoPosition())</text:p>
      <text:p text:style-name="P29"><text:s text:c="8"/>{</text:p>
      <text:p text:style-name="P29"><text:s text:c="12"/>this.data.current_tetromino.rotateRight()</text:p>
      <text:p text:style-name="P29"><text:s text:c="8"/>}</text:p>
      <text:p text:style-name="P29"><text:s text:c="8"/>this.calculateShadowTetrominoPosition()</text:p>
      <text:p text:style-name="P29"><text:s text:c="8"/>this.view.update()</text:p>
      <text:p text:style-name="P29"><text:s text:c="4"/>}</text:p>
      <text:p text:style-name="P29"/>
      <text:p text:style-name="P29"><text:s text:c="4"/>gameOver()</text:p>
      <text:p text:style-name="P29"><text:s text:c="4"/>{</text:p>
      <text:p text:style-name="P29"><text:s text:c="8"/>console.log(localStorage["tetris.score_table"])</text:p>
      <text:p text:style-name="P29"><text:s text:c="8"/>let temporary = JSON.parse(localStorage["tetris.score_table"])</text:p>
      <text:p text:style-name="P29"><text:s text:c="8"/>temporary.push({</text:p>
      <text:p text:style-name="P29"><text:s text:c="12"/>name: localStorage["tetris.username"],</text:p>
      <text:p text:style-name="P29"><text:s text:c="12"/>score: this.data.score</text:p>
      <text:p text:style-name="P29"><text:s text:c="8"/>})</text:p>
      <text:p text:style-name="P29"><text:s text:c="8"/>localStorage["tetris.score_table"] = JSON.stringify(temporary)</text:p>
      <text:p text:style-name="P29"><text:s text:c="8"/>window.location = "score.html"</text:p>
      <text:p text:style-name="P29"><text:s text:c="4"/>}</text:p>
      <text:p text:style-name="P29">}</text:p>
      <text:p text:style-name="P29"/>
      <text:p text:style-name="P23">Название файла: <text:span text:style-name="T56">TetrisView</text:span><text:span text:style-name="T25">.</text:span><text:span text:style-name="T29">js</text:span></text:p>
      <text:p text:style-name="P29">const tetromino_size = 4</text:p>
      <text:p text:style-name="P29">const cell_size = 40</text:p>
      <text:p text:style-name="P29"/>
      <text:p text:style-name="P29">/* A class that implements rendering</text:p>
      <text:p text:style-name="P29"><text:s/>*/</text:p>
      <text:p text:style-name="P29">export class TetrisView</text:p>
      <text:p text:style-name="P29">{</text:p>
      <text:p text:style-name="P29"><text:s text:c="4"/>constructor(data)</text:p>
      <text:p text:style-name="P29"><text:s text:c="4"/>{</text:p>
      <text:p text:style-name="P29"><text:s text:c="8"/>this.data = data</text:p>
      <text:p text:style-name="P29"><text:s text:c="8"/>this.field_element = document.getElementById("field")</text:p>
      <text:p text:style-name="P29"><text:s text:c="8"/>this.field_element.width = this.data.field_width * cell_size</text:p>
      <text:p text:style-name="P29"><text:soft-page-break/><text:s text:c="8"/>this.field_element.height = this.data.field_height * cell_size</text:p>
      <text:p text:style-name="P29"><text:s text:c="8"/>this.field_context = this.field_element.getContext('2d')</text:p>
      <text:p text:style-name="P29"><text:s text:c="8"/>this.tetromino_images = new Map()</text:p>
      <text:p text:style-name="P29"><text:s text:c="8"/>this.initializeTetrominoImages()</text:p>
      <text:p text:style-name="P29"><text:s text:c="8"/>this.next = new Array(tetromino_size)</text:p>
      <text:p text:style-name="P29"><text:s text:c="8"/>this.initializeNext()</text:p>
      <text:p text:style-name="P29"><text:s text:c="8"/>this.saved = new Array(tetromino_size)</text:p>
      <text:p text:style-name="P29"><text:s text:c="8"/>this.initializeSaved()</text:p>
      <text:p text:style-name="P29"><text:s text:c="8"/>this.score = document.getElementById("score")</text:p>
      <text:p text:style-name="P29"><text:s text:c="4"/>}</text:p>
      <text:p text:style-name="P29"/>
      <text:p text:style-name="P29"><text:s text:c="4"/>initializeTetrominoImages()</text:p>
      <text:p text:style-name="P29"><text:s text:c="4"/>{</text:p>
      <text:p text:style-name="P29"><text:s text:c="8"/>for (let value of 'IJLOSTZ')</text:p>
      <text:p text:style-name="P29"><text:s text:c="8"/>{</text:p>
      <text:p text:style-name="P29"><text:s text:c="12"/>this.tetromino_images.set(`tetromino_${value}`, new Image())</text:p>
      <text:p text:style-name="P29"><text:s text:c="12"/>this.tetromino_images.get(`tetromino_${value}`).src = `./assets/images/tetromino-${value}.png`</text:p>
      <text:p text:style-name="P29"><text:s text:c="8"/>}</text:p>
      <text:p text:style-name="P29"><text:s text:c="4"/>}</text:p>
      <text:p text:style-name="P29"/>
      <text:p text:style-name="P29"><text:s text:c="4"/>initializeNext()</text:p>
      <text:p text:style-name="P29"><text:s text:c="4"/>{</text:p>
      <text:p text:style-name="P29"><text:s text:c="8"/>let next_element = document.getElementById("next")</text:p>
      <text:p text:style-name="P29"><text:s text:c="8"/>for (let i = 0; i &lt; this.next.length; i++)</text:p>
      <text:p text:style-name="P29"><text:s text:c="8"/>{</text:p>
      <text:p text:style-name="P29"><text:s text:c="12"/>this.next[i] = document.createElement("div")</text:p>
      <text:p text:style-name="P29"><text:s text:c="12"/>this.next[i].setAttribute("class", "empty_cell")</text:p>
      <text:p text:style-name="P29"><text:s text:c="12"/>next_element.appendChild(this.next[i])</text:p>
      <text:p text:style-name="P29"><text:s text:c="8"/>}</text:p>
      <text:p text:style-name="P29"><text:s text:c="4"/>}</text:p>
      <text:p text:style-name="P29"/>
      <text:p text:style-name="P29"><text:s text:c="4"/>initializeSaved()</text:p>
      <text:p text:style-name="P29"><text:s text:c="4"/>{</text:p>
      <text:p text:style-name="P29"><text:s text:c="8"/>let saved_element = document.getElementById("saved")</text:p>
      <text:p text:style-name="P29"><text:s text:c="8"/>for (let i = 0; i &lt; this.saved.length; i++)</text:p>
      <text:p text:style-name="P29"><text:s text:c="8"/>{</text:p>
      <text:p text:style-name="P29"><text:s text:c="12"/>this.saved[i] = document.createElement("div")</text:p>
      <text:p text:style-name="P29"><text:s text:c="12"/>this.saved[i].setAttribute("class", "empty_cell")</text:p>
      <text:p text:style-name="P29"><text:s text:c="12"/>saved_element.appendChild(this.saved[i])</text:p>
      <text:p text:style-name="P29"><text:s text:c="8"/>}</text:p>
      <text:p text:style-name="P29"><text:s text:c="4"/>}</text:p>
      <text:p text:style-name="P29"/>
      <text:p text:style-name="P29"><text:s text:c="4"/>update()</text:p>
      <text:p text:style-name="P29"><text:s text:c="4"/>{</text:p>
      <text:p text:style-name="P29"><text:s text:c="8"/>this.updateField()</text:p>
      <text:p text:style-name="P29"><text:s text:c="8"/>if (this.data.current_tetromino !== undefined)</text:p>
      <text:p text:style-name="P29"><text:s text:c="8"/>{</text:p>
      <text:p text:style-name="P29"><text:s text:c="12"/>this.updateShadowTetromino()</text:p>
      <text:p text:style-name="P29"><text:s text:c="12"/>this.updateCurrentTetromino()</text:p>
      <text:p text:style-name="P29"><text:s text:c="8"/>}</text:p>
      <text:p text:style-name="P29"><text:s text:c="8"/>if (this.data.next_tetromino !== undefined)</text:p>
      <text:p text:style-name="P29"><text:s text:c="8"/>{</text:p>
      <text:p text:style-name="P29"><text:s text:c="12"/>this.updateNextTetromino()</text:p>
      <text:p text:style-name="P29"><text:s text:c="8"/>}</text:p>
      <text:p text:style-name="P29"><text:s text:c="8"/>if (this.data.saved_tetromino !== undefined)</text:p>
      <text:p text:style-name="P29"><text:soft-page-break/><text:s text:c="8"/>{</text:p>
      <text:p text:style-name="P29"><text:s text:c="12"/>this.updateSavedTetromino()</text:p>
      <text:p text:style-name="P29"><text:s text:c="8"/>}</text:p>
      <text:p text:style-name="P29"><text:s text:c="8"/>this.score.innerText = `${this.data.score}`</text:p>
      <text:p text:style-name="P29"><text:s text:c="4"/>}</text:p>
      <text:p text:style-name="P29"/>
      <text:p text:style-name="P29"><text:s text:c="4"/>updateField()</text:p>
      <text:p text:style-name="P29"><text:s text:c="4"/>{</text:p>
      <text:p text:style-name="P29"><text:s text:c="8"/>this.field_context.clearRect(0, 0, this.field_element.width, this.field_element.height)</text:p>
      <text:p text:style-name="P29"><text:s text:c="8"/>for (let i = 0; i &lt; this.data.field_height; i++)</text:p>
      <text:p text:style-name="P29"><text:s text:c="8"/>{</text:p>
      <text:p text:style-name="P29"><text:s text:c="12"/>for (let j = 0; j &lt; this.data.field_width; j++)</text:p>
      <text:p text:style-name="P29"><text:s text:c="12"/>{</text:p>
      <text:p text:style-name="P29"><text:s text:c="16"/>if (this.data.field[i][j] === "empty_cell") continue</text:p>
      <text:p text:style-name="P29"><text:s text:c="16"/>let x = j * cell_size</text:p>
      <text:p text:style-name="P29"><text:s text:c="16"/>let y = i * cell_size</text:p>
      <text:p text:style-name="P29"><text:s text:c="16"/>this.field_context.drawImage(this.tetromino_images.get(this.data.field[i][j]), x, y, cell_size, cell_size)</text:p>
      <text:p text:style-name="P29"><text:s text:c="12"/>}</text:p>
      <text:p text:style-name="P29"><text:s text:c="8"/>}</text:p>
      <text:p text:style-name="P29"><text:s text:c="4"/>}</text:p>
      <text:p text:style-name="P29"/>
      <text:p text:style-name="P29"><text:s text:c="4"/>updateCurrentTetromino()</text:p>
      <text:p text:style-name="P29"><text:s text:c="4"/>{</text:p>
      <text:p text:style-name="P29"><text:s text:c="8"/>for (let point of this.data.current_tetromino.current_state)</text:p>
      <text:p text:style-name="P29"><text:s text:c="8"/>{</text:p>
      <text:p text:style-name="P29"><text:s text:c="12"/>let x = (point.x + this.data.current_tetromino_position.x) * cell_size</text:p>
      <text:p text:style-name="P29"><text:s text:c="12"/>let y = (point.y + this.data.current_tetromino_position.y) * cell_size</text:p>
      <text:p text:style-name="P29"><text:s text:c="12"/>this.field_context.drawImage(this.tetromino_images.get(this.data.current_tetromino.name), x, y, cell_size, cell_size)</text:p>
      <text:p text:style-name="P29"><text:s text:c="8"/>}</text:p>
      <text:p text:style-name="P29"><text:s text:c="4"/>}</text:p>
      <text:p text:style-name="P29"/>
      <text:p text:style-name="P29"><text:s text:c="4"/>updateShadowTetromino()</text:p>
      <text:p text:style-name="P29"><text:s text:c="4"/>{</text:p>
      <text:p text:style-name="P29"><text:s text:c="8"/>for (let point of this.data.current_tetromino.current_state)</text:p>
      <text:p text:style-name="P29"><text:s text:c="8"/>{</text:p>
      <text:p text:style-name="P29"><text:s text:c="12"/>let x = (point.x + this.data.shadow_tetromino_position.x) * cell_size</text:p>
      <text:p text:style-name="P29"><text:s text:c="12"/>let y = (point.y + this.data.shadow_tetromino_position.y) * cell_size</text:p>
      <text:p text:style-name="P29"><text:s text:c="12"/>this.field_context.globalAlpha = 0.5</text:p>
      <text:p text:style-name="P29"><text:s text:c="12"/>this.field_context.drawImage(this.tetromino_images.get(this.data.current_tetromino.name), x, y, cell_size, cell_size)</text:p>
      <text:p text:style-name="P29"><text:s text:c="12"/>this.field_context.globalAlpha = 1</text:p>
      <text:p text:style-name="P29"><text:s text:c="8"/>}</text:p>
      <text:p text:style-name="P29"><text:s text:c="4"/>}</text:p>
      <text:p text:style-name="P29"/>
      <text:p text:style-name="P29"><text:s text:c="4"/>updateNextTetromino()</text:p>
      <text:p text:style-name="P29"><text:s text:c="4"/>{</text:p>
      <text:p text:style-name="P29"><text:s text:c="8"/>for (let i = 0; i &lt; this.next.length; i++)</text:p>
      <text:p text:style-name="P29"><text:s text:c="8"/>{</text:p>
      <text:p text:style-name="P29"><text:soft-page-break/><text:s text:c="12"/>this.next[i].setAttribute("class", this.data.next_tetromino.name)</text:p>
      <text:p text:style-name="P29"><text:s text:c="12"/>// in the top and left positions added offset relative to fixation position</text:p>
      <text:p text:style-name="P29"><text:s text:c="12"/>let top = cell_size * (this.data.next_tetromino.current_state[i].y + 1)</text:p>
      <text:p text:style-name="P29"><text:s text:c="12"/>let left = cell_size * (this.data.next_tetromino.current_state[i].x - 3)</text:p>
      <text:p text:style-name="P29"><text:s text:c="12"/>this.next[i].style.top = `${top}px`</text:p>
      <text:p text:style-name="P29"><text:s text:c="12"/>this.next[i].style.left = `${left}px`</text:p>
      <text:p text:style-name="P29"><text:s text:c="8"/>}</text:p>
      <text:p text:style-name="P29"><text:s text:c="4"/>}</text:p>
      <text:p text:style-name="P29"/>
      <text:p text:style-name="P29"><text:s text:c="4"/>updateSavedTetromino()</text:p>
      <text:p text:style-name="P29"><text:s text:c="4"/>{</text:p>
      <text:p text:style-name="P29"><text:s text:c="8"/>for (let i = 0; i &lt; this.saved.length; i++)</text:p>
      <text:p text:style-name="P29"><text:s text:c="8"/>{</text:p>
      <text:p text:style-name="P29"><text:s text:c="12"/>this.saved[i].setAttribute("class", this.data.saved_tetromino.name)</text:p>
      <text:p text:style-name="P29"><text:s text:c="12"/>// in the top and left positions added offset relative to fixation position</text:p>
      <text:p text:style-name="P29"><text:s text:c="12"/>let top = cell_size * (this.data.saved_tetromino.current_state[i].y + 1)</text:p>
      <text:p text:style-name="P29"><text:s text:c="12"/>let left = cell_size * (this.data.saved_tetromino.current_state[i].x - 3)</text:p>
      <text:p text:style-name="P29"><text:s text:c="12"/>this.saved[i].style.top = `${top}px`</text:p>
      <text:p text:style-name="P29"><text:s text:c="12"/>this.saved[i].style.left = `${left}px`</text:p>
      <text:p text:style-name="P29"><text:s text:c="8"/>}</text:p>
      <text:p text:style-name="P29"><text:s text:c="4"/>}</text:p>
      <text:p text:style-name="P29">}</text:p>
      <text:p text:style-name="P29"/>
      <text:p text:style-name="P23">Название файла: <text:span text:style-name="T57">Tetromino</text:span><text:span text:style-name="T25">.</text:span><text:span text:style-name="T30">js</text:span></text:p>
      <text:p text:style-name="P29">/* A set of classes that store information about various tetrominoes and have a single interface</text:p>
      <text:p text:style-name="P29"><text:s/>*/</text:p>
      <text:p text:style-name="P29">export class TetrominoI</text:p>
      <text:p text:style-name="P29">{</text:p>
      <text:p text:style-name="P29"><text:s text:c="4"/>constructor()</text:p>
      <text:p text:style-name="P29"><text:s text:c="4"/>{</text:p>
      <text:p text:style-name="P29"><text:s text:c="8"/>this.name = "tetromino_I"</text:p>
      <text:p text:style-name="P29"><text:s text:c="8"/>this.states = []</text:p>
      <text:p text:style-name="P29"><text:s text:c="8"/>this.states[0] = [{x: 3, y: 1}, {x: 4, y: 1}, {x: 5, y: 1}, {x: 6, y: 1}]</text:p>
      <text:p text:style-name="P29"><text:s text:c="8"/>this.states[1] = [{x: 4, y: -1}, {x: 4, y: 0}, {x: 4, y: 1}, {x: 4, y: 2}]</text:p>
      <text:p text:style-name="P29"><text:s text:c="8"/>this.current_state_index = 0</text:p>
      <text:p text:style-name="P29"><text:s text:c="4"/>}</text:p>
      <text:p text:style-name="P29"/>
      <text:p text:style-name="P29"><text:s text:c="4"/>get current_state()</text:p>
      <text:p text:style-name="P29"><text:s text:c="4"/>{</text:p>
      <text:p text:style-name="P29"><text:s text:c="8"/>return this.states[this.current_state_index]</text:p>
      <text:p text:style-name="P29"><text:s text:c="4"/>}</text:p>
      <text:p text:style-name="P29"/>
      <text:p text:style-name="P29"><text:s text:c="4"/>rotateRight()</text:p>
      <text:p text:style-name="P29"><text:s text:c="4"/>{</text:p>
      <text:p text:style-name="P29"><text:s text:c="8"/>this.current_state_index = (this.current_state_index + 1) % this.states.length</text:p>
      <text:p text:style-name="P29"><text:soft-page-break/><text:s text:c="4"/>}</text:p>
      <text:p text:style-name="P29"/>
      <text:p text:style-name="P29"><text:s text:c="4"/>rotateLeft()</text:p>
      <text:p text:style-name="P29"><text:s text:c="4"/>{</text:p>
      <text:p text:style-name="P29"><text:s text:c="8"/>this.current_state_index = (this.current_state_index - 1 + this.states.length) % this.states.length</text:p>
      <text:p text:style-name="P29"><text:s text:c="4"/>}</text:p>
      <text:p text:style-name="P29">}</text:p>
      <text:p text:style-name="P29"/>
      <text:p text:style-name="P29">export class TetrominoJ</text:p>
      <text:p text:style-name="P29">{</text:p>
      <text:p text:style-name="P29"><text:s text:c="4"/>constructor()</text:p>
      <text:p text:style-name="P29"><text:s text:c="4"/>{</text:p>
      <text:p text:style-name="P29"><text:s text:c="8"/>this.name = "tetromino_J"</text:p>
      <text:p text:style-name="P29"><text:s text:c="8"/>this.states = []</text:p>
      <text:p text:style-name="P29"><text:s text:c="8"/>this.states[0] = [{x: 3, y: 1}, {x: 4, y: 1}, {x: 5, y: 1}, {x: 5, y: 2}]</text:p>
      <text:p text:style-name="P29"><text:s text:c="8"/>this.states[1] = [{x: 4, y: 0}, {x: 4, y: 1}, {x: 4, y: 2}, {x: 3, y: 2}]</text:p>
      <text:p text:style-name="P29"><text:s text:c="8"/>this.states[2] = [{x: 3, y: 0}, {x: 3, y: 1}, {x: 4, y: 1}, {x: 5, y: 1}]</text:p>
      <text:p text:style-name="P29"><text:s text:c="8"/>this.states[3] = [{x: 4, y: 0}, {x: 5, y: 0}, {x: 4, y: 1}, {x: 4, y: 2}]</text:p>
      <text:p text:style-name="P29"><text:s text:c="8"/>this.current_state_index = 0</text:p>
      <text:p text:style-name="P29"><text:s text:c="4"/>}</text:p>
      <text:p text:style-name="P29"/>
      <text:p text:style-name="P29"><text:s text:c="4"/>get current_state()</text:p>
      <text:p text:style-name="P29"><text:s text:c="4"/>{</text:p>
      <text:p text:style-name="P29"><text:s text:c="8"/>return this.states[this.current_state_index]</text:p>
      <text:p text:style-name="P29"><text:s text:c="4"/>}</text:p>
      <text:p text:style-name="P29"/>
      <text:p text:style-name="P29"><text:s text:c="4"/>rotateRight()</text:p>
      <text:p text:style-name="P29"><text:s text:c="4"/>{</text:p>
      <text:p text:style-name="P29"><text:s text:c="8"/>this.current_state_index = (this.current_state_index + 1) % this.states.length</text:p>
      <text:p text:style-name="P29"><text:s text:c="4"/>}</text:p>
      <text:p text:style-name="P29"/>
      <text:p text:style-name="P29"><text:s text:c="4"/>rotateLeft()</text:p>
      <text:p text:style-name="P29"><text:s text:c="4"/>{</text:p>
      <text:p text:style-name="P29"><text:s text:c="8"/>this.current_state_index = (this.current_state_index - 1 + this.states.length) % this.states.length</text:p>
      <text:p text:style-name="P29"><text:s text:c="4"/>}</text:p>
      <text:p text:style-name="P29">}</text:p>
      <text:p text:style-name="P29"/>
      <text:p text:style-name="P29">export class TetrominoL</text:p>
      <text:p text:style-name="P29">{</text:p>
      <text:p text:style-name="P29"><text:s text:c="4"/>constructor()</text:p>
      <text:p text:style-name="P29"><text:s text:c="4"/>{</text:p>
      <text:p text:style-name="P29"><text:s text:c="8"/>this.name = "tetromino_L"</text:p>
      <text:p text:style-name="P29"><text:s text:c="8"/>this.states = []</text:p>
      <text:p text:style-name="P29"><text:s text:c="8"/>this.states[0] = [{x: 3, y: 1}, {x: 4, y: 1}, {x: 5, y: 1}, {x: 3, y: 2}]</text:p>
      <text:p text:style-name="P29"><text:s text:c="8"/>this.states[1] = [{x: 4, y: 0}, {x: 4, y: 1}, {x: 4, y: 2}, {x: 3, y: 0}]</text:p>
      <text:p text:style-name="P29"><text:s text:c="8"/>this.states[2] = [{x: 5, y: 0}, {x: 3, y: 1}, {x: 4, y: 1}, {x: 5, y: 1}]</text:p>
      <text:p text:style-name="P29"><text:s text:c="8"/>this.states[3] = [{x: 4, y: 0}, {x: 5, y: 2}, {x: 4, y: 1}, {x: 4, y: 2}]</text:p>
      <text:p text:style-name="P29"><text:soft-page-break/><text:s text:c="8"/>this.current_state_index = 0</text:p>
      <text:p text:style-name="P29"><text:s text:c="4"/>}</text:p>
      <text:p text:style-name="P29"/>
      <text:p text:style-name="P29"><text:s text:c="4"/>get current_state()</text:p>
      <text:p text:style-name="P29"><text:s text:c="4"/>{</text:p>
      <text:p text:style-name="P29"><text:s text:c="8"/>return this.states[this.current_state_index]</text:p>
      <text:p text:style-name="P29"><text:s text:c="4"/>}</text:p>
      <text:p text:style-name="P29"/>
      <text:p text:style-name="P29"><text:s text:c="4"/>rotateRight()</text:p>
      <text:p text:style-name="P29"><text:s text:c="4"/>{</text:p>
      <text:p text:style-name="P29"><text:s text:c="8"/>this.current_state_index = (this.current_state_index + 1) % this.states.length</text:p>
      <text:p text:style-name="P29"><text:s text:c="4"/>}</text:p>
      <text:p text:style-name="P29"/>
      <text:p text:style-name="P29"><text:s text:c="4"/>rotateLeft()</text:p>
      <text:p text:style-name="P29"><text:s text:c="4"/>{</text:p>
      <text:p text:style-name="P29"><text:s text:c="8"/>this.current_state_index = (this.current_state_index - 1 + this.states.length) % this.states.length</text:p>
      <text:p text:style-name="P29"><text:s text:c="4"/>}</text:p>
      <text:p text:style-name="P29">}</text:p>
      <text:p text:style-name="P29"/>
      <text:p text:style-name="P29">export class TetrominoS</text:p>
      <text:p text:style-name="P29">{</text:p>
      <text:p text:style-name="P29"><text:s text:c="4"/>constructor()</text:p>
      <text:p text:style-name="P29"><text:s text:c="4"/>{</text:p>
      <text:p text:style-name="P29"><text:s text:c="8"/>this.name = "tetromino_S"</text:p>
      <text:p text:style-name="P29"><text:s text:c="8"/>this.states = []</text:p>
      <text:p text:style-name="P29"><text:s text:c="8"/>this.states[0] = [{x: 4, y: 1}, {x: 5, y: 1}, {x: 3, y: 2}, {x: 4, y: 2}]</text:p>
      <text:p text:style-name="P29"><text:s text:c="8"/>this.states[1] = [{x: 3, y: 0}, {x: 3, y: 1}, {x: 4, y: 1}, {x: 4, y: 2}]</text:p>
      <text:p text:style-name="P29"><text:s text:c="8"/>this.current_state_index = 0</text:p>
      <text:p text:style-name="P29"><text:s text:c="4"/>}</text:p>
      <text:p text:style-name="P29"/>
      <text:p text:style-name="P29"><text:s text:c="4"/>get current_state()</text:p>
      <text:p text:style-name="P29"><text:s text:c="4"/>{</text:p>
      <text:p text:style-name="P29"><text:s text:c="8"/>return this.states[this.current_state_index]</text:p>
      <text:p text:style-name="P29"><text:s text:c="4"/>}</text:p>
      <text:p text:style-name="P29"/>
      <text:p text:style-name="P29"><text:s text:c="4"/>rotateRight()</text:p>
      <text:p text:style-name="P29"><text:s text:c="4"/>{</text:p>
      <text:p text:style-name="P29"><text:s text:c="8"/>this.current_state_index = (this.current_state_index + 1) % this.states.length</text:p>
      <text:p text:style-name="P29"><text:s text:c="4"/>}</text:p>
      <text:p text:style-name="P29"/>
      <text:p text:style-name="P29"><text:s text:c="4"/>rotateLeft()</text:p>
      <text:p text:style-name="P29"><text:s text:c="4"/>{</text:p>
      <text:p text:style-name="P29"><text:s text:c="8"/>this.current_state_index = (this.current_state_index - 1 + this.states.length) % this.states.length</text:p>
      <text:p text:style-name="P29"><text:s text:c="4"/>}</text:p>
      <text:p text:style-name="P29">}</text:p>
      <text:p text:style-name="P29"/>
      <text:p text:style-name="P29">export class TetrominoZ</text:p>
      <text:p text:style-name="P29">{</text:p>
      <text:p text:style-name="P29"><text:s text:c="4"/>constructor()</text:p>
      <text:p text:style-name="P29"><text:s text:c="4"/>{</text:p>
      <text:p text:style-name="P29"><text:s text:c="8"/>this.name = "tetromino_Z"</text:p>
      <text:p text:style-name="P29"><text:s text:c="8"/>this.states = []</text:p>
      <text:p text:style-name="P29"><text:soft-page-break/><text:s text:c="8"/>this.states[0] = [{x: 3, y: 1}, {x: 4, y: 1}, {x: 4, y: 2}, {x: 5, y: 2}]</text:p>
      <text:p text:style-name="P29"><text:s text:c="8"/>this.states[1] = [{x: 4, y: 0}, {x: 4, y: 1}, {x: 3, y: 1}, {x: 3, y: 2}]</text:p>
      <text:p text:style-name="P29"><text:s text:c="8"/>this.current_state_index = 0</text:p>
      <text:p text:style-name="P29"><text:s text:c="4"/>}</text:p>
      <text:p text:style-name="P29"/>
      <text:p text:style-name="P29"><text:s text:c="4"/>get current_state()</text:p>
      <text:p text:style-name="P29"><text:s text:c="4"/>{</text:p>
      <text:p text:style-name="P29"><text:s text:c="8"/>return this.states[this.current_state_index]</text:p>
      <text:p text:style-name="P29"><text:s text:c="4"/>}</text:p>
      <text:p text:style-name="P29"/>
      <text:p text:style-name="P29"><text:s text:c="4"/>rotateRight()</text:p>
      <text:p text:style-name="P29"><text:s text:c="4"/>{</text:p>
      <text:p text:style-name="P29"><text:s text:c="8"/>this.current_state_index = (this.current_state_index + 1) % this.states.length</text:p>
      <text:p text:style-name="P29"><text:s text:c="4"/>}</text:p>
      <text:p text:style-name="P29"/>
      <text:p text:style-name="P29"><text:s text:c="4"/>rotateLeft()</text:p>
      <text:p text:style-name="P29"><text:s text:c="4"/>{</text:p>
      <text:p text:style-name="P29"><text:s text:c="8"/>this.current_state_index = (this.current_state_index - 1 + this.states.length) % this.states.length</text:p>
      <text:p text:style-name="P29"><text:s text:c="4"/>}</text:p>
      <text:p text:style-name="P29">}</text:p>
      <text:p text:style-name="P29"/>
      <text:p text:style-name="P29">export class TetrominoO</text:p>
      <text:p text:style-name="P29">{</text:p>
      <text:p text:style-name="P29"><text:s text:c="4"/>constructor()</text:p>
      <text:p text:style-name="P29"><text:s text:c="4"/>{</text:p>
      <text:p text:style-name="P29"><text:s text:c="8"/>this.name = "tetromino_O"</text:p>
      <text:p text:style-name="P29"><text:s text:c="8"/>this.states = []</text:p>
      <text:p text:style-name="P29"><text:s text:c="8"/>this.states[0] = [{x: 4, y: 1}, {x: 5, y: 1}, {x: 4, y: 2}, {x: 5, y: 2}]</text:p>
      <text:p text:style-name="P29"><text:s text:c="8"/>this.current_state_index = 0</text:p>
      <text:p text:style-name="P29"><text:s text:c="4"/>}</text:p>
      <text:p text:style-name="P29"/>
      <text:p text:style-name="P29"><text:s text:c="4"/>get current_state()</text:p>
      <text:p text:style-name="P29"><text:s text:c="4"/>{</text:p>
      <text:p text:style-name="P29"><text:s text:c="8"/>return this.states[this.current_state_index]</text:p>
      <text:p text:style-name="P29"><text:s text:c="4"/>}</text:p>
      <text:p text:style-name="P29"/>
      <text:p text:style-name="P29"><text:s text:c="4"/>rotateRight()</text:p>
      <text:p text:style-name="P29"><text:s text:c="4"/>{</text:p>
      <text:p text:style-name="P29"><text:s text:c="8"/>this.current_state_index = (this.current_state_index + 1) % this.states.length</text:p>
      <text:p text:style-name="P29"><text:s text:c="4"/>}</text:p>
      <text:p text:style-name="P29"/>
      <text:p text:style-name="P29"><text:s text:c="4"/>rotateLeft()</text:p>
      <text:p text:style-name="P29"><text:s text:c="4"/>{</text:p>
      <text:p text:style-name="P29"><text:s text:c="8"/>this.current_state_index = (this.current_state_index - 1 + this.states.length) % this.states.length</text:p>
      <text:p text:style-name="P29"><text:s text:c="4"/>}</text:p>
      <text:p text:style-name="P29">}</text:p>
      <text:p text:style-name="P29"/>
      <text:p text:style-name="P29">export class TetrominoT</text:p>
      <text:p text:style-name="P29">{</text:p>
      <text:p text:style-name="P29"><text:s text:c="4"/>constructor()</text:p>
      <text:p text:style-name="P29"><text:s text:c="4"/>{</text:p>
      <text:p text:style-name="P29"><text:soft-page-break/><text:s text:c="8"/>this.name = "tetromino_T"</text:p>
      <text:p text:style-name="P29"><text:s text:c="8"/>this.states = []</text:p>
      <text:p text:style-name="P29"><text:s text:c="8"/>this.states[0] = [{x: 3, y: 1}, {x: 4, y: 1}, {x: 5, y: 1}, {x: 4, y: 2}]</text:p>
      <text:p text:style-name="P29"><text:s text:c="8"/>this.states[1] = [{x: 3, y: 1}, {x: 4, y: 1}, {x: 4, y: 0}, {x: 4, y: 2}]</text:p>
      <text:p text:style-name="P29"><text:s text:c="8"/>this.states[2] = [{x: 3, y: 1}, {x: 4, y: 1}, {x: 5, y: 1}, {x: 4, y: 0}]</text:p>
      <text:p text:style-name="P29"><text:s text:c="8"/>this.states[3] = [{x: 4, y: 0}, {x: 4, y: 1}, {x: 5, y: 1}, {x: 4, y: 2}]</text:p>
      <text:p text:style-name="P29"><text:s text:c="8"/>this.current_state_index = 0</text:p>
      <text:p text:style-name="P29"><text:s text:c="4"/>}</text:p>
      <text:p text:style-name="P29"/>
      <text:p text:style-name="P29"><text:s text:c="4"/>get current_state()</text:p>
      <text:p text:style-name="P29"><text:s text:c="4"/>{</text:p>
      <text:p text:style-name="P29"><text:s text:c="8"/>return this.states[this.current_state_index]</text:p>
      <text:p text:style-name="P29"><text:s text:c="4"/>}</text:p>
      <text:p text:style-name="P29"/>
      <text:p text:style-name="P29"><text:s text:c="4"/>rotateRight()</text:p>
      <text:p text:style-name="P29"><text:s text:c="4"/>{</text:p>
      <text:p text:style-name="P29"><text:s text:c="8"/>this.current_state_index = (this.current_state_index + 1) % this.states.length</text:p>
      <text:p text:style-name="P29"><text:s text:c="4"/>}</text:p>
      <text:p text:style-name="P29"/>
      <text:p text:style-name="P29"><text:s text:c="4"/>rotateLeft()</text:p>
      <text:p text:style-name="P29"><text:s text:c="4"/>{</text:p>
      <text:p text:style-name="P29"><text:s text:c="8"/>this.current_state_index = (this.current_state_index - 1 + this.states.length) % this.states.length</text:p>
      <text:p text:style-name="P29"><text:s text:c="4"/>}</text:p>
      <text:p text:style-name="P29">}</text:p>
      <text:p text:style-name="P29"/>
      <text:p text:style-name="P23">Название файла: <text:span text:style-name="T58">scjore_script</text:span><text:span text:style-name="T25">.</text:span><text:span text:style-name="T31">js</text:span></text:p>
      <text:p text:style-name="P29">let restart_element = document.getElementById("restart")</text:p>
      <text:p text:style-name="P29">restart_element.addEventListener("click", restart)</text:p>
      <text:p text:style-name="P29">document.addEventListener("keydown", restartEnter)</text:p>
      <text:p text:style-name="P29"/>
      <text:p text:style-name="P29">function restart(event)</text:p>
      <text:p text:style-name="P29">{</text:p>
      <text:p text:style-name="P29"><text:s text:c="4"/>window.location = "main.html"</text:p>
      <text:p text:style-name="P29">}</text:p>
      <text:p text:style-name="P29"/>
      <text:p text:style-name="P29">function restartEnter(event)</text:p>
      <text:p text:style-name="P29">{</text:p>
      <text:p text:style-name="P29"><text:s text:c="4"/>if (event.key === "Enter")</text:p>
      <text:p text:style-name="P29"><text:s text:c="4"/>{</text:p>
      <text:p text:style-name="P29"><text:s text:c="8"/>restart(event)</text:p>
      <text:p text:style-name="P29"><text:s text:c="4"/>}</text:p>
      <text:p text:style-name="P29">}</text:p>
      <text:p text:style-name="P29"/>
      <text:p text:style-name="P29">let score_table = JSON.parse(localStorage["tetris.score_table"])</text:p>
      <text:p text:style-name="P29">score_table.sort(compare)</text:p>
      <text:p text:style-name="P29"/>
      <text:p text:style-name="P29">function compare(left, right)</text:p>
      <text:p text:style-name="P29">{</text:p>
      <text:p text:style-name="P29"><text:s text:c="4"/>if (left.score &lt; right.score)</text:p>
      <text:p text:style-name="P29"><text:s text:c="4"/>{</text:p>
      <text:p text:style-name="P29"><text:s text:c="8"/>return 1</text:p>
      <text:p text:style-name="P29"><text:soft-page-break/><text:s text:c="4"/>}</text:p>
      <text:p text:style-name="P29"><text:s text:c="4"/>return -1</text:p>
      <text:p text:style-name="P29">}</text:p>
      <text:p text:style-name="P29"/>
      <text:p text:style-name="P29">let names_element = document.getElementById("names")</text:p>
      <text:p text:style-name="P29">let scores_element = document.getElementById("scores")</text:p>
      <text:p text:style-name="P29"/>
      <text:p text:style-name="P29">for (let i = 0; i &lt; Math.min(10, score_table.length); i++)</text:p>
      <text:p text:style-name="P29">{</text:p>
      <text:p text:style-name="P29"><text:s text:c="4"/>let current_name = document.createElement("div")</text:p>
      <text:p text:style-name="P29"><text:s text:c="4"/>current_name.setAttribute("class", "name_text")</text:p>
      <text:p text:style-name="P29"><text:s text:c="4"/>current_name.innerText = score_table[i].name</text:p>
      <text:p text:style-name="P29"><text:s text:c="4"/>names_element.appendChild(current_name)</text:p>
      <text:p text:style-name="P29"><text:s text:c="4"/>let current_score = document.createElement("div")</text:p>
      <text:p text:style-name="P29"><text:s text:c="4"/>current_score.setAttribute("class", "score_text")</text:p>
      <text:p text:style-name="P29"><text:s text:c="4"/>current_score.innerText = score_table[i].score</text:p>
      <text:p text:style-name="P29"><text:s text:c="4"/>scores_element.appendChild(current_score)</text:p>
      <text:p text:style-name="P29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wiss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vertical-align="baseli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NSimSun" style:font-family-asian="NSimSun" style:font-family-generic-asian="modern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Mangal" style:font-family-complex="Mangal" style:font-family-generic-complex="roman" style:font-pitch-complex="variable"/>
    </style:style>
    <style:style style:name="Caption" style:family="paragraph" style:parent-style-name="Standard_20__28_user_29_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Mangal" style:font-family-complex="Mangal" style:font-family-generic-complex="roman" style:font-pitch-complex="variable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true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_20__28_user_29_" style:default-outline-level="1" style:class="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text-transform="uppercase" style:font-name="Times New Roman" fo:font-family="'Times New Roman'" style:font-family-generic="roman" style:font-pitch="variable" fo:font-size="14pt" fo:font-style="normal" fo:font-weight="bold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2" style:display-name="Heading 2" style:family="paragraph" style:parent-style-name="Heading" style:next-style-name="Text_20_body_20__28_user_29_" style:default-outline-level="2" style:class="text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3" style:display-name="Heading 3" style:family="paragraph" style:parent-style-name="Heading" style:next-style-name="Text_20_body_20__28_user_29_" style:default-outline-level="3" style:class="text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cm" style:contextual-spacing="false" fo:line-height="150%" fo:text-align="justify" style:justify-single-word="false"/>
    </style:style>
    <style:style style:name="DocumentMap" style:family="paragraph">
      <style:paragraph-properties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0pt" fo:language="ru" fo:country="RU" style:letter-kerning="true" style:font-name-asian="Calibri" style:font-family-asian="Calibri" style:font-family-generic-asian="swiss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mes14_5f_РИО2" style:display-name="Times14_РИО2" style:family="paragraph" style:parent-style-name="Standard_20__28_user_29_">
      <style:paragraph-properties fo:margin-left="0cm" fo:margin-right="0cm" fo:line-height="130%" fo:text-align="justify" style:justify-single-word="false" fo:orphans="2" fo:widows="2" fo:text-indent="1.251cm" style:auto-text-indent="false" style:vertical-align="auto"/>
      <style:text-properties fo:font-size="14pt" fo:language="ru" fo:country="RU" style:font-size-asian="14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Листинг" style:family="paragraph" style:parent-style-name="Standard_20__28_user_29_">
      <style:paragraph-properties fo:line-height="100%"/>
      <style:text-properties style:font-name="Courier New" fo:font-family="'Courier New'" style:font-family-generic="modern" fo:font-size="11pt" style:font-name-asian="Courier New" style:font-family-asian="'Courier New'" style:font-family-generic-asian="modern" style:font-size-asian="11pt" style:font-name-complex="Courier New" style:font-family-complex="'Courier New'" style:font-family-generic-complex="modern"/>
    </style:style>
    <style:style style:name="Table_20_Grid1" style:display-name="Table Grid1" style:family="paragraph" style:parent-style-name="DocumentMap">
      <style:paragraph-properties fo:text-align="start" style:justify-single-word="false" fo:orphans="2" fo:widows="2" style:vertical-align="auto"/>
      <style:text-properties style:font-name="Calibri" fo:font-family="Calibri" style:font-family-generic="swiss" style:font-pitch="variable" fo:font-size="10pt" fo:language="ru" fo:country="RU" style:font-name-asian="Calibri" style:font-family-asian="Calibri" style:font-family-generic-asian="swiss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_20__28_user_29_" style:class="extra">
      <style:paragraph-properties text:number-lines="false" text:line-number="0"/>
    </style:style>
    <style:style style:name="Frame_20_contents_20__28_user_29_" style:display-name="Frame contents (user)" style:family="paragraph" style:parent-style-name="Standard_20__28_user_29_"/>
    <style:style style:name="WW8Num1z0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1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1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1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1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1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1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1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6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Microsoft Office User</meta:initial-creator>
    <meta:creation-date>2022-09-19T18:59:00</meta:creation-date>
    <dc:date>2023-09-24T23:49:24.871918159</dc:date>
    <meta:editing-cycles>58</meta:editing-cycles>
    <meta:editing-duration>PT4H40M21S</meta:editing-duration>
    <meta:generator>LibreOffice/7.5.6.2$Linux_X86_64 LibreOffice_project/50$Build-2</meta:generator>
    <meta:document-statistic meta:table-count="1" meta:image-count="0" meta:object-count="0" meta:page-count="26" meta:paragraph-count="1059" meta:word-count="3245" meta:character-count="33357" meta:non-whitespace-character-count="25580"/>
  </office:meta>
</office:document-meta>
</file>